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office:font-face-decls>
  <office:automatic-styles>
    <style:style style:name="Table1" style:family="table">
      <style:table-properties style:width="7.0in" table:align="margins"/>
    </style:style>
    <style:style style:name="P1" style:family="paragraph" style:parent-style-name="Standard">
      <style:text-properties style:font-name="Times" fo:font-size="11.0pt"/>
    </style:style>
    <style:style style:name="P2" style:family="paragraph" style:parent-style-name="Standard">
      <style:text-properties style:font-name="Arial" fo:font-size="11.0pt"/>
    </style:style>
    <style:style style:name="P3" style:family="paragraph" style:parent-style-name="Standard">
      <style:paragraph-properties fo:text-align="center"/>
      <style:text-properties style:font-name="Times" fo:font-size="10.0pt"/>
    </style:style>
    <style:style style:name="P4" style:family="paragraph" style:parent-style-name="Standard">
      <style:text-properties style:font-name="Times" fo:font-size="10.0pt"/>
    </style:style>
    <style:style style:name="P5" style:family="paragraph" style:parent-style-name="Standard">
      <style:paragraph-properties fo:text-align="justify"/>
      <style:text-properties style:font-name="Arial" fo:font-size="12.0pt"/>
    </style:style>
    <style:style style:name="P6" style:family="paragraph" style:parent-style-name="Standard">
      <style:paragraph-properties fo:text-align="justify"/>
      <style:text-properties style:font-name="Times" fo:font-size="10.0pt"/>
    </style:style>
    <style:style style:name="P7" style:family="paragraph" style:parent-style-name="Standard">
      <style:paragraph-properties fo:text-align="justify"/>
      <style:text-properties style:font-name="Times" fo:font-size="10.0pt" fo:color="#000000"/>
    </style:style>
    <style:style style:name="P8" style:family="paragraph" style:parent-style-name="Standard">
      <style:paragraph-properties fo:margin-left="0.4924in" fo:text-align="justify"/>
      <style:text-properties style:font-name="Times" fo:font-size="10.0pt"/>
    </style:style>
    <style:style style:name="P9"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Times" fo:font-size="10.0pt"/>
    </style:style>
    <style:style style:name="P10" style:family="paragraph" style:parent-style-name="Standard">
      <style:paragraph-properties fo:margin-left="0.6896in" fo:text-align="justify"/>
      <style:text-properties style:font-name="Times" fo:font-size="10.0pt"/>
    </style:style>
    <style:style style:name="P11" style:family="paragraph" style:parent-style-name="Standard">
      <style:paragraph-properties fo:margin-left="0.2958in" fo:text-align="justify"/>
      <style:text-properties style:font-name="Times" fo:font-size="10.0pt"/>
    </style:style>
    <style:style style:name="P12" style:family="paragraph" style:parent-style-name="Standard">
      <style:paragraph-properties fo:text-align="justify"/>
      <style:text-properties style:font-name="Times" fo:font-size="12.0pt"/>
    </style:style>
    <style:style style:name="P13" style:family="paragraph" style:parent-style-name="Standard">
      <style:text-properties style:font-name="Times" fo:font-size="12.0pt"/>
    </style:style>
    <style:style style:name="P14" style:family="paragraph" style:parent-style-name="Standard">
      <style:paragraph-properties fo:text-align="center"/>
      <style:text-properties style:font-name="Times" fo:font-size="10.0pt" fo:color="#000000"/>
    </style:style>
    <style:style style:name="P15" style:family="paragraph" style:parent-style-name="Standard">
      <style:text-properties style:font-name="Times" fo:font-size="10.0pt" fo:color="#000000"/>
    </style:style>
    <style:style style:name="P16" style:family="paragraph" style:parent-style-name="Standard">
      <style:paragraph-properties fo:margin-left="0.5000in" fo:text-align="justify"/>
      <style:text-properties style:font-name="Times" fo:font-size="10.0pt"/>
    </style:style>
    <style:style style:name="P17"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Times" fo:font-size="10.0pt" fo:color="#000000"/>
    </style:style>
    <style:style style:name="P18" style:family="paragraph" style:parent-style-name="Standard">
      <style:paragraph-properties fo:margin-left="0.2958in" fo:text-align="justify"/>
      <style:text-properties style:font-name="Times" fo:font-size="10.0pt" fo:color="#000000"/>
    </style:style>
    <style:style style:name="P19" style:family="paragraph" style:parent-style-name="Standard">
      <style:paragraph-properties fo:text-align="center"/>
      <style:text-properties style:font-name="Times" fo:font-size="12.0pt"/>
    </style:style>
    <style:style style:name="P20" style:family="paragraph" style:parent-style-name="Standard">
      <style:paragraph-properties fo:margin-left="1.0000in" fo:text-align="center"/>
      <style:text-properties style:font-name="Times" fo:font-size="12.0pt"/>
    </style:style>
    <style:style style:name="P21" style:family="paragraph" style:parent-style-name="Standard">
      <style:text-properties style:font-name="Times" fo:font-size="12.0pt" fo:color="#000000"/>
    </style:style>
    <style:style style:name="P22" style:family="paragraph" style:parent-style-name="Standard">
      <style:paragraph-properties fo:margin-left="0.4917in" fo:text-align="center"/>
      <style:text-properties style:font-name="Times" fo:font-size="10.0pt"/>
    </style:style>
    <style:style style:name="P23" style:family="paragraph" style:parent-style-name="Standard">
      <style:text-properties style:font-name="Arial" fo:font-size="10.0pt"/>
    </style:style>
    <style:style style:name="T1" style:family="text">
      <style:text-properties fo:font-weight="bold" fo:font-weight-asian="bold" fo:font-weight-complex="bold"/>
    </style:style>
    <style:style style:name="T2" style:family="text">
      <style:text-properties style:font-name="Times" fo:font-size="10.0pt" fo:font-size-asian="10.0pt" fo:font-size-complex="10.0pt" fo:font-weight="bold" fo:font-weight-asian="bold" fo:font-weight-complex="bold"/>
    </style:style>
    <style:style style:name="T3" style:family="text">
      <style:text-properties fo:font-weight="bold" fo:font-weight-asian="bold" fo:font-weight-complex="bold" fo:color="#000000"/>
    </style:style>
    <style:style style:name="T4" style:family="text">
      <style:text-properties fo:font-style="italic" fo:font-style-asian="italic" fo:font-style-complex="italic"/>
    </style:style>
    <style:style style:name="T5" style:family="text">
      <style:text-properties fo:font-weight="bold" fo:font-weight-asian="bold" fo:font-weight-complex="bold" style:text-underline-style="solid" style:text-underline-color="#000000"/>
    </style:style>
    <style:style style:name="T6" style:family="text">
      <style:text-properties fo:font-weight="bold" fo:font-weight-asian="bold" fo:font-weight-complex="bold" fo:letter-spacing="-0.0021in"/>
    </style:style>
    <style:style style:name="T7" style:family="text">
      <style:text-properties fo:letter-spacing="-0.0021in"/>
    </style:style>
    <style:style style:name="T8" style:family="text">
      <style:text-properties fo:font-weight="bold" fo:font-weight-asian="bold" fo:font-weight-complex="bold" style:text-underline-style="solid" style:text-underline-color="#000000" fo:letter-spacing="-0.0021in"/>
    </style:style>
    <style:style style:name="T9" style:family="text">
      <style:text-properties fo:color="#000000"/>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office:automatic-styles>
  <office:body>
    <office:text>
      <text:p text:style-name="P1"><text:a xlink:type="simple" xlink:href="py3o://for=%22obj%20in%20objects%22">for="obj in objects"</text:a></text:p>
      <text:p text:style-name="P1"><text:a xlink:type="simple" xlink:href="py3o://with=%22lang=user.lang%20or%20'en_US'%22">with="lang=user.lang or 'en_US'"</text:a></text:p>
      <text:p text:style-name="P2"><text:a xlink:type="simple" xlink:href="py3o://with=%22o=obj.with_context(lang=lang)%22">with="o=obj.with_context(lang=lang)"</text:a></text:p>
      <text:p text:style-name="P3"><text:span text:style-name="T1">CONTRATO DE OPCIÓN A COMPRA </text:span></text:p>
      <text:p text:style-name="P3"><text:span text:style-name="T1">“PROYECTO ZENTRO BY CIVILTEC”</text:span></text:p>
      <text:p text:style-name="P4"/>
      <text:p text:style-name="P5"><text:span text:style-name="T2">ENTRE: <text:s/></text:span>[company_id]</text:p>
      <text:p text:style-name="P6"/>
      <text:p text:style-name="P6"><text:span text:style-name="T3">FIDEICOMISO INMOBILIARIO Y DE GARANTÍA ZENTRO BY CIVILTEC,</text:span><text:span text:style-name="T1"><text:s/></text:span>inscrito en el Registro Nacional de Contribuyentes (RNC) con el Núm. 1-33-10606-1, patrimonio autónomo que tiene como administradora y vocera a la sociedad <text:span text:style-name="T1">FIDUCIARIA LA NACIONAL, S.A., </text:span>sociedad comercial constituida y organizada de conformidad con las leyes de la República Dominicana, provista del <text:s/>Registro Nacional de Contribuyente (RNC) número 1-31-19659-4, con domicilio social establecido en la Calle El Vergel, número 8, Edificio Corporativo II ALNAP, 5to. nivel, del sector El Vergel, en esta ciudad de Santo Domingo, Distrito Nacional, capital de la República Dominicana, debidamente representada a los fines del presente contrato por su Gerente General, el señor<text:span text:style-name="T1"><text:s/>CÉSAR AUGUSTO PÁEZ MENDOZA,</text:span><text:s/>de nacionalidad colombiana, mayor de edad, casado, titular de la Cédula de Identidad Núm. 402-3876007-4, domiciliado en esta ciudad de de Santo Domingo de Guzmán, Distrito Nacional, Capital de la República Dominicana; quien en lo adelante y para los fines del presente acto se denominará “<text:span text:style-name="T1">EL FIDEICOMISO”, </text:span>“<text:span text:style-name="T1">EL VENDEDOR” </text:span>o por su denominación social completa indistintamente; </text:p>
      <text:p text:style-name="P6"/>
      <text:p text:style-name="P6"><text:span text:style-name="T1">CONSTRUCTORA CIVILTEC, S.R.L.</text:span>, sociedad constituida y organizada de conformidad con las leyes de la República Dominicana, provista del Registro Nacional de Contribuyentes (RNC) bajo el número 1-30-57482-2, con domicilio social establecido en la Calle XII Juegos, número 54, sector El Millón, en esta ciudad de Santo Domingo de Guzmán, Distrito Nacional, República Dominicana, debidamente representada a los fines del presente contrato por su Gerente, el señor <text:span text:style-name="T1">PEDRO RENÉ ANTONIO COLUMNA NÚÑEZ</text:span>, de nacionalidad dominicana, mayor de edad, casado, titular de la Cédula de Identidad y Electoral Núm. 001-1784662-6, con domicilio en esta ciudad de Santo Domingo de Guzmán, Distrito Nacional, República Dominicana; quien en lo adelante será denominada como <text:span text:style-name="T1">“LA CONSTRUCTORA”, “EL FIDEICOMITENTE DESARROLLADOR”</text:span><text:s/>o por su denominación social completa indistintamente; y,</text:p>
      <text:p text:style-name="P4"/>
      <text:p text:style-name="P6">De una última parte, __________________________, de nacionalidad __________________________, mayor de edad, de estado civil soltero(a), titular de la Cédula de Identidad y Electoral Núm. __________________________ yo del Pasaporte Núm. __________________________, quien, para fines del presente contrato, se encuentra domiciliado(a) en __________________________, quien en lo adelante se denominará <text:span text:style-name="T1">“EL INTERESADO EN COMPRAR”</text:span>.</text:p>
      <text:p text:style-name="P6"/>
      <text:p text:style-name="P6"/>
      <text:p text:style-name="P6">En lo adelante, cuando se haga referencia a <text:span text:style-name="T1">EL VENDEDOR </text:span>o<text:span text:style-name="T1"><text:s/>EL FIDEICOMISO</text:span>, <text:span text:style-name="T1">LA CONSTRUCTORA </text:span>o<text:span text:style-name="T1"><text:s/>FIDEICOMITENTE DESARROLLADOR </text:span>y <text:span text:style-name="T1">EL INTERESADO EN COMPRAR</text:span><text:s/>de manera conjunta dentro del presente acto, se designarán como “<text:span text:style-name="T1">LAS PARTES</text:span>”.</text:p>
      <text:p text:style-name="P6"/>
      <text:p text:style-name="P3"><text:span text:style-name="T1">PREÁMBULO:</text:span></text:p>
      <text:p text:style-name="P6"/>
      <text:p text:style-name="P7"><text:span text:style-name="T1">POR CUANTO (1°):</text:span><text:s/>Por acto bajo firma privada de fecha trece (13) de diciembre del año dos mil veintitrés (2023), <text:span text:style-name="T1">LA CONSTRUCTORA </text:span>(en calidad de FIDEICOMITENTE) formuló el acto constitutivo del <text:span text:style-name="T1">FIDEICOMISO</text:span><text:s/><text:span text:style-name="T1">INMOBILIARIO Y DE GARANTÍA ZENTRO BY CIVILTEC</text:span><text:s/>(en lo adelante <text:span text:style-name="T1">EL FIDEICOMISO)</text:span>, designando como fiduciario a la <text:span text:style-name="T1">FIDUCIARIA</text:span><text:s/><text:span text:style-name="T1">LA NACIONAL</text:span>, sociedad que aceptó tal designación, para la recepción inicial de los recursos entregados por los compradores, como abonos al precio de venta de las unidades inmobiliarias resultantes del <text:span text:style-name="T1">PROYECTO</text:span>, mientras se cumplan las condiciones y una vez cumplidas tales condiciones, continuar recibiendo los recursos correspondientes al pago del precio de venta de las unidades inmobiliarias y realizar los pagos para atender los costos y gastos del desarrollo del <text:span text:style-name="T1">PROYECTO</text:span>.</text:p>
      <text:p text:style-name="P7"/>
      <text:p text:style-name="P6"><text:span text:style-name="T1">POR CUANTO (2°):</text:span><text:s/>De acuerdo con el acto constitutivo del <text:span text:style-name="T1">FIDEICOMISO</text:span>, el propósito del mismo es la integración de un patrimonio fideicomitido con destino a la construcción del proyecto de unidades inmobiliarias denominado <text:span text:style-name="T1">“ZENTRO”</text:span>, en adelante el <text:span text:style-name="T1">PROYECTO, </text:span>que desarrollará la <text:span text:style-name="T1">CONSTRUCTORA </text:span>en el siguiente inmueble:</text:p>
      <text:p text:style-name="P6"/>
      <text:p text:style-name="P8"><text:span text:style-name="T4">“Inmueble identificado como 400411440177, que tiene una superficie de 1,626.47 metros cuadrados, matrícula Núm. 0100270122,ubicado en el Distrito Nacional.”</text:span></text:p>
      <text:p text:style-name="P6"/>
      <text:p text:style-name="P6"><text:span text:style-name="T1">POR CUANTO (3°): LA CONSTRUCTORA</text:span><text:s/>es responsable por la promoción y venta de las unidades inmobiliarias del <text:span text:style-name="T1">PROYECTO</text:span>, por la calidad y estabilidad de la obra, y en general por la ejecución técnica y arquitectónica del <text:span text:style-name="T1">PROYECTO</text:span>, por lo cual firma el presente contrato para otorgar a <text:span text:style-name="T1">EL INTERESADO EN</text:span><text:s/><text:span text:style-name="T1">COMPRAR</text:span><text:s/>las garantías de evicción, defectos ocultos, y obligarse a entregar la unidad habitacional objeto de este contrato.</text:p>
      <text:p text:style-name="P6"/>
      <text:p text:style-name="P6"><text:span text:style-name="T1">POR CUANTO (4°):</text:span><text:s/>Que, conforme al acto constitutivo del <text:span text:style-name="T1">FIDEICOMISO</text:span>, no se dispondrá de los recursos monetarios recibidos de los compradores de unidades inmobiliarias del <text:span text:style-name="T1">PROYECTO</text:span>, hasta tanto <text:span text:style-name="T1">LA CONSTRUCTORA </text:span>en calidad de<text:span text:style-name="T1"><text:s/>FIDEICOMITENTE</text:span><text:s/>cumpla con las siguientes condiciones, en adelante <text:span text:style-name="T1">CONDICIONES DE LAS PREVENTAS:</text:span></text:p>
      <text:p text:style-name="P6"/>
      <text:list text:style-name="L1">
        <text:list-item>
          <text:p text:style-name="P9">Que se haya incorporado al <text:span text:style-name="T1">PATRIMONIO FIDEICOMITIDO</text:span><text:s/>el <text:span text:style-name="T1">SOLAR</text:span>, libre de cargas, gravámenes, anotaciones yo medidas provisionales. Esta condición se cumplirá una vez el Registro de Títulos del Distrito Nacional, haya entregado a la <text:span text:style-name="T1">FIDUCIARIA</text:span><text:s/>el duplicado de Certificado de Título, en el cual figure como propietaria del <text:span text:style-name="T1">SOLAR</text:span><text:s/>la <text:span text:style-name="T1">FIDUCIARIA,</text:span><text:s/>como vocera del <text:span text:style-name="T1">PATRIMONIO FIDEICOMITIDO</text:span><text:s/>y una Certificación del Estado Jurídico del <text:span text:style-name="T1">SOLAR</text:span><text:s/>en el cual conste que el inmueble se encuentra libre de cargas gravámenes, anotaciones yo medidas provisionales.</text:p>
        </text:list-item>
        <text:list-item>
          <text:p text:style-name="P9">Que el <text:span text:style-name="T1">PROYECTO</text:span><text:s/>cuente con licencia de construcción o autorización de inicio de obra expedido por el Ministerio de la Vivienda y Edificaciones (MIVED). <text:s/></text:p>
        </text:list-item>
        <text:list-item>
          <text:p text:style-name="P9">Que se haya llegado al cierre financiero del <text:span text:style-name="T1">PROYECTO,</text:span><text:s/>el cual podrá acreditarse con ventas, aportes del <text:span text:style-name="T1">FIDEICOMITENTE</text:span><text:s/>o recursos del crédito, entre otros. </text:p>
        </text:list-item>
        <text:list-item>
          <text:p text:style-name="P9">Que se haya acordado entre la <text:span text:style-name="T1">FIDUCIARIA</text:span><text:s/>y el <text:span text:style-name="T1">FIDEICOMITENTE</text:span><text:s/><text:span text:style-name="T1">DESARROLLADOR </text:span>el porcentaje mínimo de <text:span text:style-name="T1">OPCIONES </text:span>que se deban celebrar de las <text:span text:style-name="T1">UNIDADES INMOBILIARIAS</text:span><text:s/>para determinar el punto de equilibrio del <text:span text:style-name="T1">PROYECTO,</text:span><text:s/>de acuerdo con los recursos que se deriven de dichas ventas y de los recursos y bienes aportados por el <text:span text:style-name="T1">FIDEICOMITENTE</text:span>. </text:p>
        </text:list-item>
      </text:list>
      <text:p text:style-name="P10"/>
      <text:p text:style-name="P6"><text:span text:style-name="T1">POR CUANTO (5°):</text:span><text:s/>Que de acuerdo con el acto constitutivo del <text:span text:style-name="T1">FIDEICOMISO</text:span>, es necesario que se hayan cumplido las <text:span text:style-name="T1">CONDICIONES DE LAS PREVENTAS</text:span><text:s/>para poder disponer de los recursos monetarios recibidos por <text:span text:style-name="T1">EL INTERESADO EN COMPRAR,</text:span><text:s/>previendo a su favor los siguientes derechos:</text:p>
      <text:p text:style-name="P6"/>
      <text:list text:style-name="L1">
        <text:list-item>
          <text:p text:style-name="P9">La restitución de los recursos depositados por <text:span text:style-name="T1">EL INTERESADO EN COMPRAR</text:span><text:s/>en la cuenta bancaria del <text:span text:style-name="T1">PATRIMONIO FIDEICOMITIDO,</text:span><text:s/>en el evento en que durante el plazo previsto el <text:span text:style-name="T1">DESARROLLADOR (FIDEICOMITENTE)</text:span><text:s/>no acredite el cumplimiento de las <text:span text:style-name="T1">CONDICIONES DE LAS PREVENTAS</text:span>; y,</text:p>
        </text:list-item>
      </text:list>
      <text:p text:style-name="P11"/>
      <text:list text:style-name="L1">
        <text:list-item>
          <text:p text:style-name="P9">La restitución de los recursos depositados por <text:span text:style-name="T1">EL INTERESADO EN COMPRAR</text:span><text:s/>en la cuenta bancaria del <text:span text:style-name="T1">PATRIMONIO FIDEICOMITIDO</text:span>, en caso de resolución de la <text:span text:style-name="T1">OPCION</text:span><text:s/>por mora del <text:span text:style-name="T1">INTERESADO EN COMPRAR</text:span><text:s/>en el pago del precio, es decir, el retardo en el pago de los abonos del precio de las <text:span text:style-name="T1">UNIDADES INMOBILIARIAS</text:span>, o retracto del <text:span text:style-name="T1">INTERESADO EN COMPRAR</text:span>. En estos eventos, se descontarán adicionalmente las penalidades yo la indemnización pactada, si a ello hubiere lugar. </text:p>
        </text:list-item>
      </text:list>
      <text:p text:style-name="P6"/>
      <text:p text:style-name="P6"><text:span text:style-name="T1">POR CUANTO(6): EL INTERESADO EN COMPRAR</text:span><text:s/>está interesado en adquirir una de las unidades inmobiliarias que se construirán en desarrollo del <text:span text:style-name="T1">PROYECTO</text:span>.</text:p>
      <text:p text:style-name="P6"/>
      <text:p text:style-name="P6"><text:span text:style-name="T1">POR TANTO:</text:span><text:s/>y en el expreso entendido de que este preámbulo forma parte del presente contrato, <text:span text:style-name="T1">LAS PARTES</text:span>, libre y voluntariamente:</text:p>
      <text:p text:style-name="P6"/>
      <text:p text:style-name="P3"><text:span text:style-name="T1">HAN CONVENIDO Y PACTADO LO SIGUIENTE:</text:span></text:p>
      <text:p text:style-name="P6"/>
      <text:p text:style-name="P6"><text:span text:style-name="T5">ARTÍCULO PRIMERO</text:span><text:span text:style-name="T1">: OBJETO. - EL VENDEDOR,</text:span><text:s/>bajo los términos y condiciones establecidos en este contrato, otorga una opción de compra en favor de <text:span text:style-name="T1">EL INTERESADO EN COMPRAR</text:span>, respecto a la unidad inmobiliaria Signada como <text:span text:style-name="T1">____________</text:span>.</text:p>
      <text:p text:style-name="P6"/>
      <text:p text:style-name="P6"><text:span text:style-name="T5">PÁRRAFO I</text:span><text:span text:style-name="T1">: EL INTERESADO EN COMPRAR </text:span>declara y reconoce que tanto el metraje de la unidad como su número de identificación pudieran variar como resultado de la Constitución de Condominio. En caso de que resulte dicha variación, <text:span text:style-name="T1">EL INTERESADO EN COMPRAR</text:span><text:s/>reconoce frente a <text:span text:style-name="T1">EL FIDEICOMISO</text:span><text:s/>y <text:span text:style-name="T1">LA CONSTRUCTORA</text:span><text:s/>que dicho cambio no se debe a una variación del objeto del presente contrato, por lo que, no será considerado como un incumplimiento por parte de <text:span text:style-name="T1">EL FIDEICOMISO</text:span><text:s/>yo <text:span text:style-name="T1">LA CONSTRUCTORA</text:span><text:s/>ni una causa de determinación sin responsabilidad por parte de <text:span text:style-name="T1">EL INTERESADO EN COMPRAR</text:span>.</text:p>
      <text:p text:style-name="P12"/>
      <text:p text:style-name="P6"><text:span text:style-name="T5">PÁRRAFO II</text:span><text:span text:style-name="T1">: EL INTERESADO EN COMPRAR</text:span>, declara y reconoce que tanto personal como económicamente reúne todos y cada uno de los requisitos para optar por la presente opción a compra, cumplir con todas las condiciones establecidas en este contrato para adquirir el inmueble objeto de esta opción a compra y que los recursos para su compra provienen de actividades de carácter lícitas y producto de su legítimo trabajo, comercio, o industria. Asimismo, declara y reconoce que está en capacidad de pagar el total del precio de venta de la unidad funcional y que, de ser necesario, está en condiciones de cumplir con los requisitos exigibles para optar por un préstamo o financiamiento para de esta forma pagar el total del precio de venta de la unidad funcional, cuando este pago sea exigible, de conformidad con lo indicado en este contrato.</text:p>
      <text:p text:style-name="P6"/>
      <text:p text:style-name="P6"><text:span text:style-name="T5">PÁRRAFO III</text:span><text:span text:style-name="T1">: LAS PARTES</text:span><text:s/>acuerdan que la Memoria Descriptiva del inmueble, marcada como Anexo 1, denominada <text:span text:style-name="T1">“MEMORIA DESCRIPTIVA PROYECTO ZENTRO</text:span>”, forma parte integral del presente contrato.</text:p>
      <text:p text:style-name="P6"/>
      <text:p text:style-name="P6"><text:span text:style-name="T5">PÁRRAFO IV</text:span><text:span text:style-name="T1">: CARGAS Y GRAVÁMENES. EL INTERESADO EN COMPRAR </text:span>reconoce y acepta saber, que <text:span text:style-name="T1">EL PROYECTO </text:span>se desarrollará bajo la figura del <text:span text:style-name="T1">FIDEICOMISO</text:span><text:s/>cuyo patrimonio constituye la garantía para una facilidad crediticia a ser tomada con una institución financiera, para el desarrollo del mismo, entendiéndose que dicha garantía permanecerá vigente, respecto de la unidad habitacional objeto de la presente opción a compra, hasta que <text:span text:style-name="T1">EL FIDEICOMISO</text:span>, la libere con el abono del saldo del precio de venta de la misma y respecto al resto de <text:span text:style-name="T1">EL PROYECTO</text:span>, hasta que <text:span text:style-name="T1">EL FIDEICOMISO</text:span><text:s/>efectué el pago del saldo de la facilidad crediticia con los flujos que proyectan generarse con el saldo del precio de venta de la mayor parte del resto de las unidades habitacionales que conforman <text:span text:style-name="T1">EL PROYECTO</text:span>.</text:p>
      <text:p text:style-name="P6"/>
      <text:p text:style-name="P6"><text:span text:style-name="T5">PÁRRAFO V</text:span><text:span text:style-name="T1">: </text:span><text:span text:style-name="T6">DATOS DEL INTERESADO EN COMPRAR.</text:span><text:span text:style-name="T7"><text:s/>Para los fines de este contrato, </text:span><text:span text:style-name="T6">EL INTERESADO EN COMPRAR </text:span><text:span text:style-name="T7">declara los siguientes datos:</text:span></text:p>
      <text:p text:style-name="P6"/>
      <table:table table:name="Table1" table:style-name="Table1">
        <table:table-column table:style-name="TableColumn1"/>
        <table:table-column table:style-name="TableColumn1"/>
        <table:table-column table:style-name="TableColumn1"/>
        <table:table-column table:style-name="TableColumn1"/>
        <table:table-row>
          <table:table-cell table:style-name="TableCell1">
            <text:p text:style-name="P6"><text:span text:style-name="T7">Nombre Completo:</text:span></text:p>
          </table:table-cell>
          <table:table-cell table:style-name="TableCell1">
            <text:p text:style-name="P6"/>
          </table:table-cell>
        </table:table-row>
        <table:table-row>
          <table:table-cell table:style-name="TableCell1">
            <text:p text:style-name="P6"><text:span text:style-name="T7">CédulaDocumento Identidad:</text:span></text:p>
          </table:table-cell>
          <table:table-cell table:style-name="TableCell1">
            <text:p text:style-name="P6"/>
          </table:table-cell>
          <table:table-cell table:style-name="TableCell1">
            <text:p text:style-name="P6"><text:span text:style-name="T7">Estado Civil:</text:span></text:p>
          </table:table-cell>
          <table:table-cell table:style-name="TableCell1">
            <text:p text:style-name="P6"/>
          </table:table-cell>
        </table:table-row>
        <table:table-row>
          <table:table-cell table:style-name="TableCell1">
            <text:p text:style-name="P6"><text:span text:style-name="T7">Domicilio de Elección en Rep. Dom.:</text:span></text:p>
          </table:table-cell>
          <table:table-cell table:style-name="TableCell1">
            <text:p text:style-name="P6"/>
          </table:table-cell>
        </table:table-row>
        <table:table-row>
          <table:table-cell table:style-name="TableCell1">
            <text:p text:style-name="P6"><text:span text:style-name="T7">Teléfono:</text:span></text:p>
          </table:table-cell>
          <table:table-cell table:style-name="TableCell1">
            <text:p text:style-name="P6"/>
          </table:table-cell>
          <table:table-cell table:style-name="TableCell1">
            <text:p text:style-name="P6"><text:span text:style-name="T7">Correo Electrónico:</text:span></text:p>
          </table:table-cell>
          <table:table-cell table:style-name="TableCell1">
            <text:p text:style-name="P6"/>
          </table:table-cell>
        </table:table-row>
        <table:table-row>
          <table:table-cell table:style-name="TableCell1">
            <text:p text:style-name="P6"><text:span text:style-name="T7">OficioProfesión:</text:span></text:p>
          </table:table-cell>
          <table:table-cell table:style-name="TableCell1">
            <text:p text:style-name="P6"/>
          </table:table-cell>
        </table:table-row>
        <table:table-row>
          <table:table-cell table:style-name="TableCell1">
            <text:p text:style-name="P6"><text:span text:style-name="T7">Cuenta Bancaria:</text:span></text:p>
          </table:table-cell>
          <table:table-cell table:style-name="TableCell1">
            <text:p text:style-name="P6"/>
          </table:table-cell>
          <table:table-cell table:style-name="TableCell1">
            <text:p text:style-name="P6"><text:span text:style-name="T7">Entidad Bancaria:</text:span></text:p>
          </table:table-cell>
          <table:table-cell table:style-name="TableCell1">
            <text:p text:style-name="P6"/>
          </table:table-cell>
        </table:table-row>
        <table:table-row>
          <table:table-cell table:style-name="TableCell1">
            <text:p text:style-name="P6"><text:span text:style-name="T7">Tipo de Cuenta:</text:span></text:p>
          </table:table-cell>
          <table:table-cell table:style-name="TableCell1">
            <text:p text:style-name="P6"/>
          </table:table-cell>
          <table:table-cell table:style-name="TableCell1">
            <text:p text:style-name="P6"><text:span text:style-name="T7">Moneda:</text:span></text:p>
          </table:table-cell>
          <table:table-cell table:style-name="TableCell1">
            <text:p text:style-name="P6"/>
          </table:table-cell>
        </table:table-row>
      </table:table>
      <text:p text:style-name="P4"/>
      <text:p text:style-name="P6"><text:span text:style-name="T5">PÁRRAFO VI</text:span><text:span text:style-name="T1">:</text:span><text:s/><text:span text:style-name="T1">DESCRIPCIÓN DEL PROYECTO.</text:span><text:s/>El Condominio ZENTRO BY CIVILTEC estará localizado en la Avenida Enrique Jiménez Moya, esquina Avenida Simón Bolívar, Sector La Julia, en la ciudad de Santo Domingo de Guzmán, Distrito Nacional, capital de la República Dominicana, integrado por UNIDADES FUNCIONALES para uso como VIVIENDAS FAMILIARES, sujetas a un plan centralizado de renta hotelera y constará con las siguientes características y facilidades comunes:</text:p>
      <text:p text:style-name="P6"/>
      <text:list text:style-name="L1">
        <text:list-item>
          <text:p text:style-name="P9">Torre de uso mixto con un primer nivel conformado por un área comercial;</text:p>
        </text:list-item>
        <text:list-item>
          <text:p text:style-name="P9">Veinte y cinco (25) niveles de área de condominio – hotel;</text:p>
        </text:list-item>
        <text:list-item>
          <text:p text:style-name="P9">1er nivel estará compuesto inicialmente por dos (2) locales comerciales;</text:p>
        </text:list-item>
        <text:list-item>
          <text:p text:style-name="P9">2do y 3er nivel, integrados con las áreas sociales del condo-hotel;</text:p>
        </text:list-item>
        <text:list-item>
          <text:p text:style-name="P9">2do nivel lobby <text:s/>recepción, gimnasio, espacio de coworking, lounge de residentes, área prevista para lavandería (sujeta a operación con terceros), áreas administrativas y de distribución de empleados del condo-hotel;</text:p>
        </text:list-item>
        <text:list-item>
          <text:p text:style-name="P9">3er nivel contará con una serie de áreas sociales al aire libre, piscina y un <text:span text:style-name="T4">urban park</text:span>.</text:p>
        </text:list-item>
        <text:list-item>
          <text:p text:style-name="P9">Desde el 4to al 25to nivel: se distribuirán 220 unidades inmobiliarias. </text:p>
        </text:list-item>
        <text:list-item>
          <text:p text:style-name="P9">Cada nivel albergará 10 unidades inmobiliarias, cuatro (4) unidades de una (1) Habitación con estudio y dos (2) baños y seis (6) unidades de una (1) habitación con un (1) baño.</text:p>
        </text:list-item>
        <text:list-item>
          <text:p text:style-name="P9">Cinco (5) niveles soterrados de estacionamientos.</text:p>
        </text:list-item>
      </text:list>
      <text:p text:style-name="P6"/>
      <text:p text:style-name="P6">Las unidades serán construidas con las siguientes características: ______________________, techos en yeso yo plafón, cocinas modulares con tope de granito natural, puertas de ingeniería laminadas, revestimiento de pisos en porcelanato yo laminados, perfilería en aluminio, grifería importada, instalación de acondicionadores de aire. todas las unidades del proyecto estarán equipadas con acondicionadores de aire y lavadorasecadora.</text:p>
      <text:p text:style-name="P13"/>
      <text:p text:style-name="P6">las divisiones internas y externas de las unidades podrían ser consideradas en cualquiera de los siguientes materiales: bloques, polietileno expandido reforzado con malla, <text:span text:style-name="T4">sheetrock, durock, fiberock, densglass </text:span>yo<text:span text:style-name="T4"><text:s/>plycem</text:span>.</text:p>
      <text:p text:style-name="P6"/>
      <text:p text:style-name="P6">Las imágenes utilizadas en la promoción del Proyecto no son vinculantes respecto de la terminación que tendrá el Condominio, en el entendido de que al momento de realizar los trabajos los materiales pueden variar a discreción de <text:span text:style-name="T1">LA CONSTRUCTORA</text:span><text:s/>y conforme disponibilidad en el mercado, el equipamiento que podrá colocar cada <text:span text:style-name="T1">INTERESADO EN COMPRA</text:span><text:s/>y los elementos que serán provistos por <text:span text:style-name="T1">LA CONSTRUCTORA,</text:span><text:s/>en el entendido que las ilustraciones solo tienen interés de forjar una idea cercana de las características de la Unidad y del Condominio.</text:p>
      <text:p text:style-name="P6"/>
      <text:p text:style-name="P6"><text:span text:style-name="T1">LA CONSTRUCTORA</text:span><text:s/>proveerá, luego de definidas las características exigidas por el operador de la renta, opciones para decoración de las UNIDADES FUNCIONALES ajustadas a los requerimientos del plan de renta que se implementará en el Condominio de manera que pueda mantenerse la uniformidad del conjunto.</text:p>
      <text:p text:style-name="P4"/>
      <text:p text:style-name="P6"><text:span text:style-name="T5">ARTÍCULO SEGUNDO</text:span><text:span text:style-name="T1">: PRECIO Y FORMA DE PAGO (ANEXO B). - </text:span>De común acuerdo, las partes han establecido que el precio de compra del inmueble, asciende a la suma de <text:span text:style-name="T1">_____________ DÓLARES DE LOS ESTADOS UNIDOS DE AMERICA CON 00100 (USD$ _____________)</text:span>, en lo adelante el precio de compra que <text:span text:style-name="T1">EL INTERESADO EN COMPRAR</text:span><text:s/>se obliga a <text:span text:style-name="T7">pagar de la siguiente forma:</text:span></text:p>
      <text:p text:style-name="P6"/>
      <text:list text:style-name="L1">
        <text:list-item>
          <text:p text:style-name="P9"><text:span text:style-name="T7">La suma de </text:span><text:span text:style-name="T1">_____________ DÓLARES DE LOS ESTADOS UNIDOS DE AMERICA CON 00100 (USD$ _____________)</text:span><text:span text:style-name="T7">al momento de la firma del presente contrato (en lo adelante el “pago de separación”).</text:span></text:p>
        </text:list-item>
        <text:list-item>
          <text:p text:style-name="P9"><text:span text:style-name="T7">La suma de </text:span><text:span text:style-name="T1">_____________ DÓLARES DE LOS ESTADOS UNIDOS DE AMERICA CON 00100 (USD$ _____________)</text:span><text:span text:style-name="T7">, la cual será pagada por </text:span><text:span text:style-name="T6">EL</text:span><text:span text:style-name="T7"><text:s/></text:span><text:span text:style-name="T1">INTERESADO EN</text:span><text:span text:style-name="T7"><text:s/></text:span><text:span text:style-name="T6">COMPRAR</text:span><text:span text:style-name="T7"><text:s/>en ________ (____) cuotas, mediante depósito en la cuenta de ___________ Núm. ____________, abierta en ____________________________ a nombre del </text:span><text:span text:style-name="T1">FIDEICOMISO</text:span><text:s/><text:span text:style-name="T3">INMOBILIARIO Y DE GARANTÍA ZENTRO BY CIVILTEC</text:span><text:span text:style-name="T7">, en los montos y fechas indicados a continuación:</text:span></text:p>
        </text:list-item>
      </text:list>
      <text:p text:style-name="P6"/>
      <table:table table:name="Table2" table:style-name="Table1">
        <table:table-column table:style-name="TableColumn1"/>
        <table:table-column table:style-name="TableColumn1"/>
        <table:table-column table:style-name="TableColumn1"/>
        <table:table-row>
          <table:table-cell table:style-name="TableCell1">
            <text:p text:style-name="P14"><text:span text:style-name="T1">CUOTA</text:span></text:p>
          </table:table-cell>
          <table:table-cell table:style-name="TableCell1">
            <text:p text:style-name="P14"><text:span text:style-name="T1">FECHA DE PAGO</text:span></text:p>
          </table:table-cell>
          <table:table-cell table:style-name="TableCell1">
            <text:p text:style-name="P14"><text:span text:style-name="T1">MONTO </text:span></text:p>
          </table:table-cell>
        </table:table-row>
        <table:table-row>
          <table:table-cell table:style-name="TableCell1">
            <text:p text:style-name="P15">Cuota X</text:p>
          </table:table-cell>
          <table:table-cell table:style-name="TableCell1">
            <text:p text:style-name="P15"> </text:p>
          </table:table-cell>
          <table:table-cell table:style-name="TableCell1">
            <text:p text:style-name="P15">$</text:p>
          </table:table-cell>
        </table:table-row>
        <table:table-row>
          <table:table-cell table:style-name="TableCell1">
            <text:p text:style-name="P15">Cuota X</text:p>
          </table:table-cell>
          <table:table-cell table:style-name="TableCell1">
            <text:p text:style-name="P15"> </text:p>
          </table:table-cell>
          <table:table-cell table:style-name="TableCell1">
            <text:p text:style-name="P15">$</text:p>
          </table:table-cell>
        </table:table-row>
        <table:table-row>
          <table:table-cell table:style-name="TableCell1">
            <text:p text:style-name="P15">Cuota X</text:p>
          </table:table-cell>
          <table:table-cell table:style-name="TableCell1">
            <text:p text:style-name="P15"> </text:p>
          </table:table-cell>
          <table:table-cell table:style-name="TableCell1">
            <text:p text:style-name="P15">$</text:p>
          </table:table-cell>
        </table:table-row>
        <table:table-row>
          <table:table-cell table:style-name="TableCell1">
            <text:p text:style-name="P15">Cuota X</text:p>
          </table:table-cell>
          <table:table-cell table:style-name="TableCell1">
            <text:p text:style-name="P15"> </text:p>
          </table:table-cell>
          <table:table-cell table:style-name="TableCell1">
            <text:p text:style-name="P15">$</text:p>
          </table:table-cell>
        </table:table-row>
        <table:table-row>
          <table:table-cell table:style-name="TableCell1">
            <text:p text:style-name="P15">Cuota X</text:p>
          </table:table-cell>
          <table:table-cell table:style-name="TableCell1">
            <text:p text:style-name="P15"> </text:p>
          </table:table-cell>
          <table:table-cell table:style-name="TableCell1">
            <text:p text:style-name="P15">$</text:p>
          </table:table-cell>
        </table:table-row>
      </table:table>
      <text:p text:style-name="P7"/>
      <text:p text:style-name="P6"><text:span text:style-name="T7">Las sumas pagadas por</text:span><text:span text:style-name="T6"><text:s/>EL </text:span><text:span text:style-name="T1">INTERESADO EN</text:span><text:span text:style-name="T7"><text:s/></text:span><text:span text:style-name="T6">COMPRAR</text:span><text:span text:style-name="T7"><text:s/>serán aplicadas al Precio de Compra en el momento en que se firme el contrato de compraventa definitivo.</text:span></text:p>
      <text:p text:style-name="P6"/>
      <text:p text:style-name="P6"><text:span text:style-name="T7">El pago del saldo que deberá efectuar </text:span><text:span text:style-name="T6">EL </text:span><text:span text:style-name="T1">INTERESADO EN</text:span><text:span text:style-name="T7"><text:s/></text:span><text:span text:style-name="T6">COMPRAR,</text:span><text:span text:style-name="T7"><text:s/>podrá ser realizado por pago directo, al </text:span><text:span text:style-name="T6">FIDEICOMISO</text:span><text:span text:style-name="T7"><text:s/>o bien por financiamiento bancario solicitado, gestionado y obtenido bajo la responsabilidad única de </text:span><text:span text:style-name="T6">EL </text:span><text:span text:style-name="T1">INTERESADO EN</text:span><text:span text:style-name="T7"><text:s/></text:span><text:span text:style-name="T6">COMPRAR</text:span><text:span text:style-name="T7"><text:s/>antes de la entrega del inmueble.</text:span></text:p>
      <text:p text:style-name="P6"/>
      <text:p text:style-name="P6"><text:span text:style-name="T5">PÁRRAFO I</text:span><text:span text:style-name="T1">: TASA DE CAMBIO. </text:span>La tasa de cambio que se utilizará para calcular cada pago aplicado, incluyendo el saldo del precio en caso de optar por financiamiento de una entidad de intermediación financiera, será definida por <text:span text:style-name="T1">LA CONSTRUCTORA</text:span><text:s/>al momento en que los valores sean efectivamente entregados al <text:span text:style-name="T1">FIDEICOMISO</text:span>, depositados en la cuenta dispuesta a esos fines y tendrá como base de cálculo la tasa que aplique la entidad de intermediación financiera que tenga el mayor aporte en el financiamiento del Proyecto.</text:p>
      <text:p text:style-name="P6"/>
      <text:p text:style-name="P6"><text:span text:style-name="T5">PÁRRAFO II</text:span><text:span text:style-name="T1">: EL INTERESADO EN</text:span><text:span text:style-name="T7"><text:s/></text:span><text:span text:style-name="T1">COMPRAR </text:span>se compromete a pagar el Precio de Compra a <text:span text:style-name="T1">EL FIDEICOMISO</text:span><text:s/>en los plazos y forma previstos en el Artículo Segundo este contrato, sin deducción ni retardo alguno. <text:span text:style-name="T1">EL INTERESADO EN</text:span><text:span text:style-name="T7"><text:s/></text:span><text:span text:style-name="T1">COMPRAR</text:span><text:s/>reconoce y acepta que el cumplimiento de sus obligaciones en el tiempo convenido es esencial e imprescindible para que<text:span text:style-name="T1"><text:s/>EL FIDEICOMISO</text:span><text:s/>pueda cumplir con su obligación de entrega del inmueble. </text:p>
      <text:p text:style-name="P6"/>
      <text:p text:style-name="P6"><text:span text:style-name="T5">PÁRRAFO III</text:span><text:span text:style-name="T1">:</text:span><text:s/>Es expresamente convenido que todo pago de cuota realizada fuera de la fecha en la cual debió haber sido pagado, estará sujeto al pago de una penalidad por mora por cada mes o fracción equivalente al <text:span text:style-name="T1">CINCO POR CIENTO (5%)</text:span><text:s/>del monto adeudado, estipulación que constituye una cláusula penal a cargo de <text:span text:style-name="T1">EL INTERESADO EN</text:span><text:span text:style-name="T7"><text:s/></text:span><text:span text:style-name="T1">COMPRAR</text:span>. Esta penalidad será calculada desde el momento en que se genere el incumplimiento hasta el momento del pago íntegro de las sumas vencidas, sin que ello implique en forma alguna renuncia por parte de <text:span text:style-name="T1">EL VENDEDOR </text:span>a los derechos conferidos en el presente contrato.</text:p>
      <text:p text:style-name="P6"/>
      <text:p text:style-name="P6"><text:span text:style-name="T5">PÁRRAFO IV</text:span><text:span text:style-name="T1">:</text:span><text:s/>En caso de producirse un retraso por parte de <text:span text:style-name="T1">EL INTERESADO EN COMPRAR </text:span>superior a treinta (30) días calendario contados a partir de la fecha de vencimiento de pago de algunas de las cuotas o del saldo total del precio del Precio de Compra, <text:span text:style-name="T1">EL INTERESADO EN COMPRAR</text:span><text:s/>perderá de pleno derecho y sin necesidad de intervención judicial alguna, el beneficio del término y las condiciones de pago que se otorgan por medio del presente contrato, haciéndose exigible la totalidad de la deuda.</text:p>
      <text:p text:style-name="P6"/>
      <text:p text:style-name="P6"><text:span text:style-name="T8">PARRAFO V</text:span><text:span text:style-name="T6">:</text:span><text:span text:style-name="T7"><text:s/></text:span><text:span text:style-name="T6">IMPUTACIÓN DE PAGOS</text:span><text:span text:style-name="T7">. Los pagos efectuados por </text:span><text:span text:style-name="T6">EL</text:span><text:span text:style-name="T1"><text:s/>INTERESADO EN</text:span><text:span text:style-name="T6"><text:s/>COMPRAR </text:span><text:span text:style-name="T7">serán aplicados a las sumas adeudadas en el siguiente orden: (1) a los gastos legales; (2) a los intereses y cargos por mora; (3) a los demás accesorios; (4) a las cuotas vencidas por orden de antigüedad; y (5) a las cuotas que correspondan conforme al calendario de pagos.</text:span></text:p>
      <text:p text:style-name="P6"/>
      <text:p text:style-name="P6"><text:span text:style-name="T5">PÁRRAFO</text:span><text:span text:style-name="T8"><text:s/>VI</text:span><text:span text:style-name="T6">:</text:span><text:span text:style-name="T7"><text:s/>Queda entendido entre </text:span><text:span text:style-name="T6">LAS PARTES</text:span><text:span text:style-name="T7"><text:s/>que el hecho de que </text:span><text:span text:style-name="T6">LA CONSTRUCTORA</text:span><text:span text:style-name="T7"><text:s/>o </text:span><text:span text:style-name="T6">EL VENDEDOR</text:span><text:span text:style-name="T7"><text:s/>acepte un pago posteriormente a su vencimiento no implica bajo ningún concepto una novación o renuncia a los derechos que posee </text:span><text:span text:style-name="T6">LA CONSTRUCTORA</text:span><text:span text:style-name="T7"><text:s/>o </text:span><text:span text:style-name="T6">EL VENDEDOR </text:span><text:span text:style-name="T7">en virtud del presente contrato.</text:span></text:p>
      <text:p text:style-name="P6"/>
      <text:p text:style-name="P6"><text:span text:style-name="T5">PÁRRAFO VII</text:span><text:span text:style-name="T1">:</text:span><text:s/><text:span text:style-name="T1">EL INTERESADO EN</text:span><text:span text:style-name="T7"><text:s/></text:span><text:span text:style-name="T1">COMPRAR</text:span><text:s/>reconoce y acepta que si posterior a la firma de este contrato, solicita cambios o modificaciones al inmueble, el precio de compraventa se podría incrementar a valores directamente proporcionales al cambio solicitado. Los incrementos de precios que se produjeran por la aplicación de estos mecanismos deberán ser pagados en la forma que se convenga y conjuntamente con los pagos parciales, según la forma de pago definida en este contrato, salvo que <text:span text:style-name="T1">EL FIDEICOMITENTE </text:span>le comunique a <text:span text:style-name="T1">EL INTERESADO EN</text:span><text:span text:style-name="T7"><text:s/></text:span><text:span text:style-name="T1">COMPRAR</text:span><text:s/>que se realizará de otro modo o que <text:span text:style-name="T1">LAS PARTES</text:span><text:s/>acuerden por escrito alguna variación en la estructura de pagos.</text:p>
      <text:p text:style-name="P6"/>
      <text:p text:style-name="P6"><text:span text:style-name="T5">PÁRRAFO VIII</text:span><text:span text:style-name="T1">: EL INTERESADO EN</text:span><text:span text:style-name="T7"><text:s/></text:span><text:span text:style-name="T1">COMPRAR</text:span><text:s/>reconoce que es responsable de todos los gastos de ejecución de este contrato y del contrato de compraventa del inmueble, incluyendo los gastos de redacción de documentos, legalizaciones, registros, honorarios profesionales, traslados, comisiones bancarias, pólizas de seguros y de cualquier otro gasto que al respecto deba efectuarse para la adquisición del inmueble.</text:p>
      <text:p text:style-name="P6"/>
      <text:p text:style-name="P6"><text:span text:style-name="T5">PÁRRAFO IX</text:span><text:span text:style-name="T1">: EL INTERESADO EN COMPRAR </text:span>autoriza a <text:span text:style-name="T1">LA CONSTRUCTORA</text:span><text:s/>a descontar de los pagos realizados las cantidades generadas por efecto de variaciones, penalizaciones, gastos o indexaciones, descuentos que se realizarán en forma previa a las amortizaciones del saldo adeudado.</text:p>
      <text:p text:style-name="P6"/>
      <text:p text:style-name="P6"><text:span text:style-name="T5">PÁRRAFO X</text:span><text:span text:style-name="T1">: </text:span>Es entendido y aceptado por <text:span text:style-name="T1">LAS PARTES</text:span>, y en especial, por<text:span text:style-name="T1"><text:s/>EL INTERESADO EN COMPRAR, </text:span>que la determinación del precio de compra del inmueble se hizo en función de las condiciones actuales del mercado de la construcción, por lo que <text:span text:style-name="T1">EL INTERESADO EN COMPRAR </text:span>reconoce que el precio de venta podría ser aumentado si se produjeran aumentos en los materiales de la construcción, en la mano de obra o en cualquier otro rubro de la económica que incida directa o indirectamente en el aumento del costo de la construcción o del desarrollo del proyecto. <text:span text:style-name="T1">EL FIDEICOMITENTE DESARROLLADOR </text:span>notificará al <text:span text:style-name="T1">INTERESADO EN COMPRAR</text:span><text:s/>por un medio fehaciente, a la dirección física o por correo electrónico, sobre el valor del inmueble ajustado según lo descrito en este párrafo, para lo cual procederán a suscribir la adenda correspondiente a este contrato a los fines de reflejar el nuevo valor del inmueble, valiendo como aceptación la confirmación por correo electrónico de la recepción del aviso de aumento y la continuación de los pagos según lo previsto en este contrato. En caso de que este aumento no sea aceptado de manera expresa por <text:span text:style-name="T1">EL INTERESADO EN COMPRAR</text:span>, es convenido y aceptado entre las partes firmantes que <text:span text:style-name="T1">EL FIDEICOMITENTE DESARROLLADOR </text:span>y<text:span text:style-name="T1"><text:s/>EL VENDEDOR </text:span>estarán en la obligación de restituirle íntegramente toda suma avanzada por <text:span text:style-name="T1">EL INTERESADO EN COMPRAR </text:span>con cargo al precio, sin ninguna otra responsabilidad ni penalidad.</text:p>
      <text:p text:style-name="P6"/>
      <text:p text:style-name="P6"><text:span text:style-name="T5">ARTÍCULO TERCERO</text:span><text:span text:style-name="T1">: CONDICIONES DE PERFECCIONAMIENTO.</text:span><text:s/><text:span text:style-name="T1">-</text:span><text:s/>Sin perjuicio de la suscripción del presente contrato, el perfeccionamiento de la venta, una vez esté lista la unidad adquirida, únicamente se efectuará si se encuentran cumplidas las dos siguientes condiciones:</text:p>
      <text:p text:style-name="P6"/>
      <text:list text:style-name="L1">
        <text:list-item>
          <text:p text:style-name="P9">Que <text:span text:style-name="T1">EL INTERESADO EN COMPRAR</text:span><text:s/>haya completado el pago del precio de la unidad, de acuerdo con la forma de pago estipulada, incluyendo eventual aumento por variación en el precio de los insumos utilizados o por aumento del metraje originalmente contratado por encima del <text:span text:style-name="T1">____ POR CIENTO (___%)</text:span>, del metraje originalmente convenido, sin perjuicio del saldo que tenga pendiente con cargo al crédito hipotecario para adquisición de la unidad inmobiliaria. </text:p>
        </text:list-item>
      </text:list>
      <text:p text:style-name="P16"/>
      <text:list text:style-name="L1">
        <text:list-item>
          <text:p text:style-name="P9">Si <text:span text:style-name="T1">EL INTERESADO EN COMPRAR </text:span>ha suministrado toda la documentación e información requerida por <text:span text:style-name="T1">LA FIDUCIARIA </text:span>para la realización del proceso de debida diligencia y haya cumplido con las políticas internas de la <text:span text:style-name="T1">FIDUCIARIA</text:span><text:s/>para su vinculación; sin lo cual reconoce que no podrá ser suscrito el contrato de compraventa definitivo de la unidad de qué trata el presente contrato. </text:p>
        </text:list-item>
      </text:list>
      <text:p text:style-name="P6"/>
      <text:p text:style-name="P6"><text:span text:style-name="T5">PÁRRAFO I</text:span><text:span text:style-name="T1">: </text:span>Durante el plazo de cumplimiento de las <text:span text:style-name="T1">CONDICIONES DE LAS PREVENTAS,</text:span><text:s/><text:span text:style-name="T1">EL INTERESADO EN COMPRAR</text:span><text:s/>depositará las sumas de dinero en las fechas previstas en la forma de pago establecida en el Artículo Segundo, en señal de compromiso para la separación de la unidad inmobiliaria objeto de este contrato.</text:p>
      <text:p text:style-name="P6"/>
      <text:p text:style-name="P6"><text:span text:style-name="T5">PÁRRAFO II</text:span><text:span text:style-name="T1">: LA CONSTRUCTORA,</text:span><text:s/>a la celebración del acto definitivo de venta, declarará bajo la fe del juramento que el inmueble objeto de esta venta no ha sido requerido para fines de inscripción judicial y que además dicho inmueble se encuentra libre de servidumbre o gravámenes de cualquier especie (excepción hecha su afectación al régimen de condominio y de la hipoteca para garantizar el crédito contratado para financiar la construcción del <text:span text:style-name="T1">PROYECTO</text:span>, si aplica). El contrato de venta contará con las firmas conjuntas de <text:span text:style-name="T1">LA FIDUCIARIA</text:span>, en su calidad de vocera y administradora del Patrimonio Fideicomitido, <text:span text:style-name="T1">LA CONSTRUCTORA</text:span><text:s/>como único responsable de la obra y <text:span text:style-name="T1">EL INTERESADO EN COMPRAR </text:span>en su calidad de adquiriente.</text:p>
      <text:p text:style-name="P6"/>
      <text:p text:style-name="P6"><text:span text:style-name="T5">PÁRRAFO III</text:span><text:span text:style-name="T1">:</text:span><text:s/><text:span text:style-name="T1">LA FIDUCIARIA </text:span>se reserva el derecho de aceptar la vinculación del <text:span text:style-name="T1">INTERESADO EN COMPRAR</text:span>, por lo que este contrato se considerará caduco en el evento en que <text:span text:style-name="T1">LA</text:span><text:s/><text:span text:style-name="T1">FIDUCIARIA </text:span>no acepte la vinculación del <text:span text:style-name="T1">INTERESADO EN COMPRAR</text:span><text:s/>al <text:span text:style-name="T1">FIDEICOMISO</text:span>.<text:span text:style-name="T1"><text:s/>FIDUCIARIA LA NACIONAL S.A.,</text:span><text:s/>notificará a <text:span text:style-name="T1">LA CONSTRUCTORA </text:span>la no aceptación del <text:span text:style-name="T1">INTERESADO EN COMPRAR </text:span>y se procederá a restituir al <text:span text:style-name="T1">INTERESADO EN COMPRA,</text:span><text:s/>los valores efectivamente avanzados, valiendo como descargo la evidencia del depósito de esos valores en la cuenta bancaria identificada por este.</text:p>
      <text:p text:style-name="P6"/>
      <text:p text:style-name="P6"><text:span text:style-name="T5">PÁRRAFO IV</text:span><text:span text:style-name="T1">: </text:span>El incumplimiento de los requerimientos fijados por <text:span text:style-name="T1">LA FIDUCIARIA</text:span>, es causa justificativa para revocación de la separación, sin responsabilidad para <text:span text:style-name="T1">EL FIDEICOMISO, LA FIDUCIARIA </text:span>y<text:span text:style-name="T1"><text:s/>LA CONSTRUCTORA</text:span><text:s/>y mediante simple aviso por cualquier medio fehaciente.</text:p>
      <text:p text:style-name="P6"/>
      <text:p text:style-name="P6"><text:span text:style-name="T5">PÁRRAFO V</text:span><text:span text:style-name="T1">: EL INTERESADO EN COMPRAR</text:span><text:s/>entiende y acepta que el presente documento no se convertirá en venta y que, por lo tanto, en ninguna circunstancia podrá considerarse propietaria de la unidad, hasta tanto no se haya realizado el pago total del precio convenido y se haya formalizado la suscripción del Contrato de Compraventa Definitivo, en la forma, el término y bajo las demás estipulaciones convenidas en el contrato que será suscrito con la participación de la <text:span text:style-name="T1">FIDUCIARIA LA NACIONAL,</text:span><text:s/>en calidad de vocera y administradora de <text:span text:style-name="T1">EL FIDEICOMISO</text:span></text:p>
      <text:p text:style-name="P6"/>
      <text:p text:style-name="P6"><text:span text:style-name="T8">ARTÍCULO CUARTO</text:span><text:span text:style-name="T6">: </text:span><text:span text:style-name="T1"> TERMINACIÓN, ENTREGA Y OBLIGACIONES A CARGO DE LA CONSTRUCTORA. - LA CONSTRUCTORA</text:span><text:s/>se compromete a entregar <text:span text:style-name="T1">EL INMUEBLE,</text:span><text:s/>una vez <text:span text:style-name="T1">EL INTERESADO EN COMPRAR</text:span><text:s/>haya realizado el pago total del precio y gastos convenidos<text:span text:style-name="T1">,</text:span><text:s/>en la fecha programada, sujeto a las demás condiciones establecidas en este Contrato, especialmente el cumplimiento de las <text:span text:style-name="T1">CONDICIONES DE LAS PREVENTAS</text:span><text:s/>previamente señaladas en el Preámbulo del presente contrato. La fecha de entrega del inmueble objeto de este contrato está programada para para ser realizada en un plazo de ___________ (______) meses a partir de la obtención de la Licencia de Construcción por parte del Ministerio de la Vivienda y Edificaciones (MIVED), o en el mes de _______________ <text:s/>del año _________ (_____), lo que ocurra más tarde, sujeto a lo indicado anteriormente en el presente artículo. </text:p>
      <text:p text:style-name="P6"/>
      <text:p text:style-name="P6"><text:span text:style-name="T5">PÁRRAFO I</text:span><text:span text:style-name="T1">:</text:span><text:s/>La fecha de entrega arriba señalada estará sujeta a variación, en caso de presentarse un hecho fortuito o de causa de fuerza mayor, así como también, por cualquier retraso por disposiciones e impedimentos que resulten de medidas adoptadas por cualquier institución tanto pública como privada, así como por autoridades municipales o gubernamentales que afecten de alguna manera la ejecución de la obra, o por cualquier retraso en la obtención de los permisos de lugar por ante las autoridades correspondientes, para lo cual <text:span text:style-name="T1">LA CONSTRUCTORA, </text:span>sólo estará obligada a comunicar dicha variación por escrito, a la dirección física o al correo electrónico indicado por <text:span text:style-name="T1">EL INTERESADO EN COMPRAR</text:span>.</text:p>
      <text:p text:style-name="P6"/>
      <text:p text:style-name="P6"><text:span text:style-name="T5">PÁRRAFO II</text:span><text:span text:style-name="T1">: LA CONSTRUCTORA</text:span><text:s/>se compromete a cumplir con su obligación de entrega dentro del plazo convenido con un rango de variación no mayor de ciento ochenta (180) días calendario, salvo un hecho de fuerza mayor o caso fortuito, tales como, y sin que la siguiente enumeración pueda ser considerada como limitativa, huelgas, motines, guerras civiles, disposiciones o actos del gobierno, demora en obtención de los permisos por parte de autoridades superiores yo administrativas, emergencias, calamidad pública, huracanes, tormentas, terremotos, tornados, lluvias, inundaciones, escasez o ausencia temporal o permanente de materiales de construcción o mano de obra, o cualquier eventualidad, acontecimiento o situación fuera del control o ajenos a la voluntad de <text:span text:style-name="T1">LA</text:span><text:span text:style-name="T3"><text:s/>CONSTRUCTORA</text:span>. En estos hechos de fuerza mayor o caso fortuito, la fecha programada de entrega se postergará por el período que dure dicha causa o evento, previa notificación por <text:span text:style-name="T1">LA CONSTRUCTORA</text:span><text:s/>a <text:span text:style-name="T1">EL INTERESADO EN COMPRAR</text:span>. <text:s/></text:p>
      <text:p text:style-name="P6"/>
      <text:p text:style-name="P6"><text:span text:style-name="T5">PÁRRAFO III</text:span><text:span text:style-name="T1">:</text:span><text:s/>Es convenido entre <text:span text:style-name="T1">LAS <text:s/>PARTES</text:span><text:s/>que en caso de que no ocurriese un evento de fuerza mayor y hubiese una demora en la entrega del inmueble por parte de <text:span text:style-name="T1">LA CONSTRUCTORA</text:span><text:s/>en la fecha estimada en el artículo anterior señalado, <text:span text:style-name="T1">EL INTERESADO EN COMPRAR,</text:span><text:s/>mediante el presente documento le concede a <text:span text:style-name="T1">LA CONSTRUCTORA</text:span><text:s/>un período adicional de noventa (90) días calendario para la entrega del inmueble, si transcurrido el plazo de noventa (90) días calendario y aún <text:span text:style-name="T1">LA CONSTRUCTORA</text:span><text:s/>no cumpliere con su obligación de entregar el inmueble, <text:span text:style-name="T1">EL INTERESADO EN COMPRAR </text:span>le concede mediante el presente documento a <text:span text:style-name="T1">LA CONSTRUCTORA</text:span><text:s/>una extensión del plazo de gracia de treinta (30) días calendario adicionales para la entrega definitiva del inmueble. Llegado el término de la extensión de los treinta (30) días calendario adicionales y<text:span text:style-name="T1"><text:s/>LA CONSTRUCTORA</text:span><text:s/>incumpliere su obligación de entregar el inmueble deberá, a título de compensación a <text:span text:style-name="T1">EL INTERESADO EN COMPRAR </text:span>y sin necesidad de intervención judicial, reembolsar a <text:span text:style-name="T1">EL INTERESADO EN COMPRAR</text:span><text:s/>la totalidad de las sumas que este hubiere entregado a <text:span text:style-name="T1">LA FIDUCIARIA</text:span>, más un importe equivalente al <text:span text:style-name="T1">TRES POR CIENTO (3%)</text:span><text:s/>de las sumas pagadas por <text:span text:style-name="T1">EL INTERESADO EN COMPRAR</text:span>, quedando este contrato resuelto de pleno derecho, sin necesidad de que intervenga una decisión judicial, valiendo como descargo la evidencia del depósito de los referidos valores en la cuenta identificada por <text:span text:style-name="T1">EL INTERESADO EN COMPRAR</text:span>.</text:p>
      <text:p text:style-name="P6"/>
      <text:p text:style-name="P6"><text:span text:style-name="T5">PÁRRAFO IV</text:span><text:span text:style-name="T1">: LA CONSTRUCTORA</text:span><text:s/>tendrá a su cargo el proceso de entrega de las UNIDADES FUNCIONALES comunicando al <text:span text:style-name="T1">INTERESADO EN COMPRAR</text:span><text:s/>la disponibilidad de la UNIDAD FUNCIONALES, para que se proceda a la inspección y en un plazo no mayor de quince días calendario (15) se realicen todas las observaciones sobre terminación.</text:p>
      <text:p text:style-name="P6"/>
      <text:p text:style-name="P6"><text:span text:style-name="T5">PÁRRAFO V</text:span><text:span text:style-name="T1">: </text:span>El proceso de entrega concluye al término del plazo de quince (15) días indicado en el párrafo anterior, con el vencimiento del plazo otorgado para la inspección, quedando cerrada toda posibilidad de reclamo y resultando exigible el saldo del precio de la venta, aún en el caso que <text:span text:style-name="T1">EL INTERESADO EN COMPRAR </text:span>no retire las llaves de acceso al inmueble de manos de <text:span text:style-name="T1">LA CONSTRUCTORA</text:span>.</text:p>
      <text:p text:style-name="P6"/>
      <text:p text:style-name="P6"><text:span text:style-name="T5">PÁRRAFO VI</text:span><text:span text:style-name="T1">: EL INTERESADO EN COMPRAR</text:span><text:s/>reconoce y acepta que todas las obligaciones sobre construcción del proyecto recaen sobre <text:span text:style-name="T1">LA CONSTRUCTORA</text:span><text:s/>y en tal virtud reconoce y acepta que <text:span text:style-name="T1">LA CONSTRUCTORA</text:span><text:s/>es el único responsable de la correcta y adecuada terminación del Proyecto, por lo que <text:span text:style-name="T1">EL INTERESADO EN COMPRAR</text:span><text:s/>no estará autorizado a realizar cambio alguno en la fachada, diseño yo distribución del Inmueble, áreas comunes yo armonía del diseño del Proyecto y de los elementos que lo componen. Una vez inaugurado el Proyecto, corresponderá al administrador del mismo autorizar dichos cambios, si se designase alguno, o al órgano directivo correspondiente de acuerdo con las regulaciones del condominio aplicables en este caso.</text:p>
      <text:p text:style-name="P6"/>
      <text:p text:style-name="P6"><text:span text:style-name="T5">PÁRRAFO VII</text:span><text:span text:style-name="T1">: LA CONSTRUCTORA</text:span><text:s/>garantiza el inmueble objeto de opción a compra por defectos ocultos, vicios de la construcción y estabilidad de la obra y evicción, por lo que ofrece una garantía de _________ (_____) años a partir de la fecha de entrega del Inmueble, sobre vicios ocultos respecto a los aspectos estructurales del Proyecto, siempre y cuando su mal funcionamiento no se deba a intervenciones del comprador. Así mismo, declara que el inmueble ha sido construido de manera satisfactoria, conforme a las buenas prácticas de construcciones acostumbradas y usuales en República Dominicana. <text:span text:style-name="T1">EL INTERESADO EN COMPRAR</text:span><text:s/>reconoce y acepta que <text:span text:style-name="T1">LA CONSTRUCTORA</text:span><text:s/>no concede garantía por malas instalaciones de efectos eléctricos yo mecánicos realizados por <text:span text:style-name="T1">EL INTERESADO EN COMPRAR</text:span><text:s/>o deterioros que ocurrieran por abandono, remodelación, cambios o uso inadecuados del Inmueble por parte de <text:span text:style-name="T1">EL INTERESADO EN COMPRAR.</text:span></text:p>
      <text:p text:style-name="P6"/>
      <text:p text:style-name="P6"><text:span text:style-name="T5">PÁRRAFO VIII</text:span><text:span text:style-name="T1">:</text:span><text:s/>Una vez <text:span text:style-name="T1">LA CONSTRUCTORA </text:span>entregue el inmueble a <text:span text:style-name="T1">EL INTERESADO EN COMPRAR</text:span>, este no será responsable del deterioro que pudiera sufrir como consecuencia de descuido, mal uso, circunstancias de caso fortuito o fuerza mayor o cualquier otra causa ajena a la voluntad de <text:span text:style-name="T1">LA CONSTRUCTORA</text:span>.</text:p>
      <text:p text:style-name="P6"/>
      <text:p text:style-name="P6"><text:span text:style-name="T5">PÁRRAFO IX</text:span><text:span text:style-name="T1">:</text:span><text:s/><text:span text:style-name="T1">DETALLES DEL INMUEBLE</text:span>. <text:span text:style-name="T1">EL INTERESADO EN COMPRAR</text:span><text:s/>reconoce y acepta que el inmueble, estará sujeto a las siguientes condiciones:</text:p>
      <text:p text:style-name="P6"/>
      <text:list text:style-name="L1">
        <text:list-item>
          <text:p text:style-name="P9">Las medidas de los espacios pueden presentar ligeras variaciones de +- cinco por ciento (5%) respecto de los planos constructivos, a causa de tuberías o refuerzos requeridos durante la construcción;</text:p>
        </text:list-item>
        <text:list-item>
          <text:p text:style-name="P9">Los calentadores serán colocados en el área de lavado del inmueble;</text:p>
        </text:list-item>
        <text:list-item>
          <text:p text:style-name="P9">Los muebles de baño, accesorios eléctricos, perfiles de ventanas, podrán ser entregados con sus plásticos yo cartones de protección;</text:p>
        </text:list-item>
        <text:list-item>
          <text:p text:style-name="P9">Los baños serán entregados con mamparas de cristal de una hoja fija, sin puerta batiente o corrediza. El silicón utilizado para sellar dichas mamparas puede presenar variaciones color conforme disponibilidad en el mercado;</text:p>
        </text:list-item>
        <text:list-item>
          <text:p text:style-name="P9">Los baños con ventilación natural no estarán equipados con extractores mecánicos;</text:p>
        </text:list-item>
        <text:list-item>
          <text:p text:style-name="P9">Los registros (en las paredes y techos) estarán cubiertos con piezas de sheetrock;</text:p>
        </text:list-item>
        <text:list-item>
          <text:p text:style-name="P9">Los closets yo armarios serán entregados sin organizadores, tramerias yo accesorios que sean utilizados para colocar ropas o muebles;</text:p>
        </text:list-item>
        <text:list-item>
          <text:p text:style-name="P9">Las puertas de los gabinetes de cocina pueden presentar variaciones mínimas en los extremos de hasta medio (12) centimetro;</text:p>
        </text:list-item>
        <text:list-item>
          <text:p text:style-name="P9">El tope de granito de la cocina puede no tener uniformidad en su color por ser piedras naturales;</text:p>
        </text:list-item>
        <text:list-item>
          <text:p text:style-name="P9">Las reclamaciones sobre eventuales ralladuras de las puertas, pisos y topes, solo serán aceptadas al momento de la entrega, es decir, previo a la ocupación de la unidad;</text:p>
        </text:list-item>
        <text:list-item>
          <text:p text:style-name="P9">Las paredes pueden presentar ligeras imperfecciones y hasta agrietamientos menores producto de los rangos de movimiento por el diseño de la estructura y por las temperaturas ambientales;</text:p>
        </text:list-item>
        <text:list-item>
          <text:p text:style-name="P9">Los parqueos, baños y espacios para colocación de acondicionadores de aire, pueden acumular leves láminas de agua en pequeños espacios no nivelados debido a la configuración de los espacios y las dimensiones del equipo utilizado para la terminación de esas áreas;</text:p>
        </text:list-item>
        <text:list-item>
          <text:p text:style-name="P9">Durante el proceso de puesta en operación del Condominio y las mudanzas de los usuarios, los ascensores pueden presentar algunas fallas en la programación y uso;</text:p>
        </text:list-item>
        <text:list-item>
          <text:p text:style-name="P9">Durante el proceso de entrega de las unidades algunas áreas del Condominio podrán mostrar acumulación de desperdicios, quedando a cargo de la Administración del Condominio velar por la limpieza y orden;</text:p>
        </text:list-item>
        <text:list-item>
          <text:p text:style-name="P9">Los elementos comunes del Condominio serán entregados a la ADMINISTRACION una vez concluida la fase de construcción y completada la entrega de por lo menos el <text:span text:style-name="T1">________ POR CIENTO</text:span><text:s/><text:span text:style-name="T1"><text:s/>(____%) </text:span>de las unidades, siempre a discreción de <text:span text:style-name="T1">LA CONSTRUCTORA</text:span>;</text:p>
        </text:list-item>
        <text:list-item>
          <text:p text:style-name="P9">En caso de colocación de shutters o mallas de protección, el propietario de la Unidad será responsable de afectaciones de unidades contiguas u otras áreas del Condominio;</text:p>
        </text:list-item>
        <text:list-item>
          <text:p text:style-name="P9"><text:span text:style-name="T1">EL INTERESADO EN COMPRAR</text:span><text:s/>es responsable de la limpieza y cuidado de los desagües de su Unidad;</text:p>
        </text:list-item>
        <text:list-item>
          <text:p text:style-name="P9"><text:span text:style-name="T1">EL INTERESADO EN COMPRAR</text:span><text:s/>es responsable de verificar TODOS los elementos y accesorios requeridos para la habitabilidad de la Unidad, verificando el funcionamiento de los equipos electricos, puertas, ventanas, entre otros.</text:p>
        </text:list-item>
      </text:list>
      <text:p text:style-name="P6"/>
      <text:p text:style-name="P6"><text:span text:style-name="T8">ARTÍCULO QUINTO</text:span><text:span text:style-name="T6">: </text:span><text:span text:style-name="T1">FECHA DE CIERRE.</text:span><text:s/>- En caso de que la construcción sea terminada en la fecha prevista o antes de lo establecido en el presente contrato, <text:span text:style-name="T1">LA CONSTRUCTORA</text:span><text:s/>tiene un plazo de treinta (30) días calendario para notificar a <text:span text:style-name="T1">EL INTERESADO EN COMPRAR</text:span><text:s/>de la terminación de las obras y <text:span text:style-name="T1">EL INTERESADO EN COMPRAR</text:span><text:s/>acepta que tendrá un plazo máximo de treinta (30) días calendario, contados a partir de la referida notificación, para honrar la totalidad de los pagos vencidos o por vencerse y suscribir el contrato de compra venta definitivo del inmueble, para lo cual <text:span text:style-name="T1">EL INTERESADO EN COMPRAR</text:span><text:s/>reconoce que deberá haber pagado la totalidad del precio o gestionado el financiamiento bancario para cumplir con su obligación de pago.</text:p>
      <text:p text:style-name="P6"/>
      <text:p text:style-name="P6"><text:span text:style-name="T8">ARTÍCULO SEXTO</text:span><text:span text:style-name="T6">: </text:span><text:span text:style-name="T3">RÉGIMEN DE CONDOMINIO. - </text:span><text:span text:style-name="T1">EL INTERESADO EN COMPRAR</text:span><text:s/>declara y reconoce que la compra implica adhesión a la declaración de Condominio y Régimen de Copropiedad y Administración, que aplique, la cual regulará los derechos y obligaciones de los copropietarios de <text:span text:style-name="T1">EL PROYECTO,</text:span><text:s/>así como las resoluciones, reglas y normas dictadas por los organismos competentes en virtud del referido Reglamento, así como de la Ley 5038, sobre Régimen del Condominio y la Ley 108-05, sobre la Jurisdicción Inmobiliaria, copia del cual estará a disposición de <text:span text:style-name="T1">EL INTERESADO EN COMPRAR </text:span>en el domicilio social de <text:span text:style-name="T3">LA CONSTRUCTORA</text:span><text:span text:style-name="T1">.</text:span><text:s/>Dicho Reglamento forma parte de este contrato y el mismo, conjuntamente con cualquier modificación futura, es adoptado desde ahora y para siempre por <text:span text:style-name="T1">EL INTERESADO EN COMPRAR</text:span>.</text:p>
      <text:p text:style-name="P6"/>
      <text:p text:style-name="P7"><text:span text:style-name="T5">PÁRRAFO I</text:span><text:span text:style-name="T1">: EL INTERESADO EN COMPRAR</text:span><text:s/>reconoce que la administración del condominio estará a cargo de <text:span text:style-name="T1">LA CONSTRUCTORA</text:span><text:s/>o la persona jurídica o física que esta designe para que haga la función de administrador general, la cual cobrará mensualmente a los propietarios del Proyecto las cuotas que en su momento sean definidas. Los estados de cuenta y situación de la administración deben ser informados a la junta de co-propietarios o vecinos, debidamente constituida.</text:p>
      <text:p text:style-name="P7"/>
      <text:p text:style-name="P6"><text:span text:style-name="T5">PÁRRAFO II</text:span><text:span text:style-name="T1">: EL INTERESADO EN COMPRAR</text:span><text:s/>acepta desde ahora y para siempre las disposiciones del Reglamento de Condominio que será sometido, comprometiéndose en consecuencia a cumplir fielmente las disposiciones emanadas de este, muy especialmente en lo concerniente al uso que puede dársele al INMUEBLE, el cual no podrá ser dedicado a otro fin que no sea para vivienda familiar, bajo las previsiones de la administración que será designada.</text:p>
      <text:p text:style-name="P6"/>
      <text:p text:style-name="P6"><text:span text:style-name="T5">PÁRRAFO III</text:span><text:span text:style-name="T1">: </text:span>Por la configuración del Condominio y el uso que se le pretende dar a las UNIDADES FUNCIONALES no se venden áreas exclusivas para estacionamiento, determinándose que los propietarios de las UNIDADES FUNCIONALES tendrán derecho a USO de los espacios de estacionamiento que estarán bajo regulación del OPERADOR de la renta hotelera, que además tendrá a su cargo la administración de los controles de acceso, uso de áreas comunes, operación de establecimientos comerciales para el servicio de los ocupantes y el público en general.</text:p>
      <text:p text:style-name="P6"/>
      <text:p text:style-name="P6"><text:span text:style-name="T5">PÁRRAFO IV</text:span><text:span text:style-name="T1">: </text:span>Cuando se comunique la disponibilidad de entrega de las UNIDADES FUNCIONALES, <text:span text:style-name="T1">EL INTERESADO EN COMPRAR</text:span><text:s/>deberá pagar el monto asignado como cuota para mantenimiento del Condominio y las cuotas adicionales para fondo de reserva que determinará la administración del Condominio, sujeto a las condiciones que fijará el operador al momento de inicio de actividades.</text:p>
      <text:p text:style-name="P6"/>
      <text:p text:style-name="P6"><text:span text:style-name="T5">PÁRRAFO V</text:span><text:span text:style-name="T1">: EL INTERESADO EN COMPRAR</text:span><text:s/>ha sido informado de que el Condominio <text:span text:style-name="T1">ZENTRO BY CIVILTEC</text:span><text:s/>será destinado a renta bajo administración hotelera, lo que requiere que las UNIDADES FUNCIONALES se mantengan disponibles durante períodos mínimos fijados por la administración, a cambio de percibir ingresos determinados con parámetros a ser determinados por la operación, conforme condiciones de mercado, siempre procurando la mayor rentabilidad posible a favor de los propietarios de las UNIDADES FUNCIONALES.</text:p>
      <text:p text:style-name="P6"/>
      <text:p text:style-name="P6">En caso de que no se mantenga la disponibilidad de las UNIDADES FUNCIONALES por los períodos mínimos requeridos por la administración, el propietario deberá cubrir los costos de mantenimiento y limpieza de su unidad de acuerdo al programa determinado por la administración.</text:p>
      <text:p text:style-name="P6"/>
      <text:p text:style-name="P6"><text:span text:style-name="T5">PÁRRAFO VI</text:span><text:span text:style-name="T1">: </text:span>Una vez puesto en operación el Condominio, todos los servicios de mantenimiento, reparaciones, cuidado y limpieza de las UNIDADES FUNCIONALES estará centralizado bajo la responsabilidad de la administración, en procura de mantener uniformidad en el conjunto y preservar la operatividad del Condominio.</text:p>
      <text:p text:style-name="P6"/>
      <text:p text:style-name="P6"><text:span text:style-name="T5">PÁRRAFO VII</text:span><text:span text:style-name="T1">: EL INTERESADO EN COMPRAR</text:span><text:s/>tendrá acceso garantizado a todas las áreas y servicios que se brindarán en el Condominio, ajustándose a las premisas fijadas por la administración.</text:p>
      <text:p text:style-name="P6"/>
      <text:p text:style-name="P6"><text:span text:style-name="T8">ARTÍCULO SÉPTIMO</text:span><text:span text:style-name="T6">: DECLARACIONES DEL CONSTRUCTOR. - </text:span><text:span text:style-name="T1">EL INTERESADO EN COMPRAR</text:span><text:span text:style-name="T7"><text:s/>acepta, declara y reconoce que fue informado por </text:span><text:span text:style-name="T3">LA CONSTRUCTORA</text:span><text:span text:style-name="T7">, de que este último suscribió un contrato de fideicomiso, cuyo objeto será el de recibir y administrar los recursos aportados por los compradores de unidades para el desarrollo y ejecución del </text:span><text:span text:style-name="T9">Proyecto</text:span><text:span text:style-name="T7">. A continuación, en forma segregada se detallan los compromisos asumidos y sus responsables a los fines de hacerlos oponibles a</text:span><text:span text:style-name="T6"><text:s/></text:span><text:span text:style-name="T1">EL INTERESADO EN COMPRAR</text:span><text:span text:style-name="T7">, lo que este último, declara, expresa, y reconoce saber y aceptar:</text:span></text:p>
      <text:p text:style-name="P6"/>
      <text:list text:style-name="L1">
        <text:list-item>
          <text:p text:style-name="P9"><text:span text:style-name="T1"/><text:span text:style-name="T6">OBLIGACIONES DE </text:span><text:span text:style-name="T3">LA CONSTRUCTORA</text:span><text:span text:style-name="T6">:</text:span></text:p>
        </text:list-item>
      </text:list>
      <text:p text:style-name="P6"/>
      <text:list text:style-name="L1">
        <text:list-item>
          <text:p text:style-name="P9"><text:span text:style-name="T7">La construcción, promoción, supervisión, gerencia, venta y desarrollo del Proyecto;</text:span></text:p>
        </text:list-item>
        <text:list-item>
          <text:p text:style-name="P9"><text:span text:style-name="T7">El desarrollo, construcción y entrega de las unidades según la forma y los plazos establecidos;</text:span></text:p>
        </text:list-item>
        <text:list-item>
          <text:p text:style-name="P9"><text:span text:style-name="T7">La obtención de todos los permisos correspondientes para el desarrollo del Proyecto;</text:span></text:p>
        </text:list-item>
        <text:list-item>
          <text:p text:style-name="P9"><text:span text:style-name="T7">El control, seguimiento, supervisión y constatación de que el desarrollo de la construcción se efectúa en estricto cumplimiento de todos los planos aprobados y del diseño exterior e interior, de las UNIDADES FUNCIONALES así como de las áreas comunes, con que fue presentado el proyecto, tanto para su calificación como para su aprobación;</text:span></text:p>
        </text:list-item>
        <text:list-item>
          <text:p text:style-name="P9"><text:span text:style-name="T7">Otorgar garantía sobre vicios que pudieran afectar las Unidades Funcionales o áreas comunes del Residencial y en los casos en que proceda, efectuar las reparaciones correspondientes; </text:span></text:p>
        </text:list-item>
        <text:list-item>
          <text:p text:style-name="P9"><text:span text:style-name="T7">La fijación o modificación de los precios de venta de las Unidades Funcionales;</text:span></text:p>
        </text:list-item>
        <text:list-item>
          <text:p text:style-name="P9"><text:span text:style-name="T7">El cumplimiento de todas las obligaciones y compromisos a su cargo o que resultantes de la suscripción y ejecución de la presente opción a compra;</text:span></text:p>
        </text:list-item>
        <text:list-item>
          <text:p text:style-name="P9"><text:span text:style-name="T7">Cumplir con todas las obligaciones asumidas en la presente opción a compra.</text:span></text:p>
        </text:list-item>
      </text:list>
      <text:p text:style-name="P6"/>
      <text:list text:style-name="L1">
        <text:list-item>
          <text:p text:style-name="P9"><text:span text:style-name="T1"/><text:span text:style-name="T6">OBLIGACIONES DE LA FIDUCIARIA:</text:span></text:p>
        </text:list-item>
      </text:list>
      <text:p text:style-name="P6"/>
      <text:list text:style-name="L1">
        <text:list-item>
          <text:p text:style-name="P9"><text:span text:style-name="T7">Cumplir con todas las obligaciones asumidas en la presente opción a compra.</text:span></text:p>
        </text:list-item>
        <text:list-item>
          <text:p text:style-name="P9"><text:span text:style-name="T7">Proceder a la enajenación total o parcial de los bienes que conforman el Fideicomiso si</text:span><text:span text:style-name="T6"><text:s/>LA CONSTRUCTORA</text:span><text:span text:style-name="T7"><text:s/>no cubre las deudas garantizadas con el Fideicomiso, en favor de acreedores garantizados, para que con su producto se proceda a realizar los pagos.</text:span></text:p>
        </text:list-item>
      </text:list>
      <text:p text:style-name="P6"/>
      <text:p text:style-name="P6"><text:span text:style-name="T8">ARTÍCULO OCTAVO</text:span><text:span text:style-name="T6">: </text:span><text:span text:style-name="T1">DECLARACIONES DEL INTERESADO EN COMPRAR. - EL INTERESADO EN COMPRAR </text:span>declara, bajo fe del juramento, lo siguiente:</text:p>
      <text:p text:style-name="P6"/>
      <text:list text:style-name="L1">
        <text:list-item>
          <text:p text:style-name="P9">Que tiene y goza de plena facultad, calidad y capacidad para suscribir el presente contrato;</text:p>
        </text:list-item>
        <text:list-item>
          <text:p text:style-name="P9">Que se compromete a cumplir con todos los términos y condiciones estipulados y aceptados en este Contrato;</text:p>
        </text:list-item>
        <text:list-item>
          <text:p text:style-name="P9">Que el dinero destinado a ser aportado en la presente negociación proviene de fondos habidos lícitamente, producto de su legítimo trabajo, comercio o industria;</text:p>
        </text:list-item>
        <text:list-item>
          <text:p text:style-name="P9">Que no podrán ceder los derechos que le otorga el presente contrato, sin el consentimiento por escrito de <text:span text:style-name="T1">EL VENDEDOR</text:span>;</text:p>
        </text:list-item>
        <text:list-item>
          <text:p text:style-name="P9">Por cuanto <text:span text:style-name="T1">EL INTERESADO EN COMPRAR</text:span><text:s/>está optando por un inmueble en construcción reconoce que los folletos promocionales, publicidad e ilustraciones del Proyecto, solo tienen carácter referencial, y no reflejan necesariamente con exactitud la realidad de las fachadas, áreas, dimensiones, o demás características del inmueble y el conjunto del cual forma parte.</text:p>
        </text:list-item>
        <text:list-item>
          <text:p text:style-name="P9">Que está absolutamente conforme y conviene que está comprando en proyecto y cualquier modificación que se introduzca en los planos y en la construcción del inmueble, por cualquier causa, es permitida y aceptada por éste; </text:p>
        </text:list-item>
        <text:list-item>
          <text:p text:style-name="P9">Que acepta someterse a las condiciones y regulaciones de los respectivos documentos de Condominio y acepta todas las servidumbres, de paso, acueducto, de conductores eléctricos y otras, que se establezcan sobre el inmueble, así como las normas y recomendaciones contenidas en el Manual del Usuario, Normas de Convivencia o Reglamentos y demás documentos que sean redactados a tal fin;</text:p>
        </text:list-item>
        <text:list-item>
          <text:p text:style-name="P9">Que está conforme en que <text:span text:style-name="T1">EL VENDEDOR</text:span><text:s/>o <text:span text:style-name="T1">LA CONSTRUCTORA</text:span><text:s/>podrá realizar las modificaciones convenientes o necesarias al Manual del Usuario, Normas de Convivencia, Régimen de Condominio, y demás documentos, cual fuere el caso; nombramiento de la Junta de Administración; nombramiento de la persona jurídica o natural que tendrá a su cargo la administración, conservación y mantenimiento de las áreas comunes, hasta la culminación total de las obras de la Urbanización. Dicha disposición estará expresamente incluida en el documento de Condominio, de convivencia yo en el contrato definitivo de compraventa; </text:p>
        </text:list-item>
        <text:list-item>
          <text:p text:style-name="P9">Que el presente contrato no es en forma alguna traslativo de propiedad, ya que la misma se verificará únicamente en el momento del Cierre con la suscripción de un contrato de compraventa definitivo del inmueble. </text:p>
        </text:list-item>
      </text:list>
      <text:p text:style-name="P6"><text:span text:style-name="T5">PÁRRAFO I</text:span><text:span text:style-name="T1">: </text:span>De igual forma <text:span text:style-name="T1">EL INTERESADO EN COMPRAR</text:span><text:s/>acepta, declara y reconoce saber: </text:p>
      <text:p text:style-name="P16"/>
      <text:list text:style-name="L1">
        <text:list-item>
          <text:p text:style-name="P9">Que <text:span text:style-name="T1">LA FIDUCIARIA</text:span>, no financia a <text:span text:style-name="T1">LA CONSTRUCTORA </text:span>o la construcción del Proyecto;</text:p>
        </text:list-item>
        <text:list-item>
          <text:p text:style-name="P17">Que <text:span text:style-name="T1">LA FIDUCIARIA</text:span><text:s/>y <text:span text:style-name="T1">LA CONSTRUCTORA </text:span>podrán solicitarle y será una obligación de <text:span text:style-name="T1">EL INTERESADO EN COMPRAR </text:span>suministrarle toda la información que resulte necesaria para confirmar el origen lícito de los fondos utilizados para la adquisición de la Unidad Funcional en cumplimiento de las disposiciones de la Ley 155-17, sobre Lavado de Activos, resultando una potestad exclusiva de <text:span text:style-name="T1">LA FIDUCIARIA</text:span><text:s/>abstenerse de recibir valores y de efectuar en su favor la venta definitiva de la Unidad Funcional cuando: i) no disponga de información suficiente respecto del origen de los fondos o exista una duda razonable; ii) la persona se encuentra registrada en listas internas de la <text:span text:style-name="T1">FIDUCIARIA</text:span>, asimismo las listas remitidas por autoridades del Estado o gobiernos extranjeros con el fin de prevenir el lavado de activos; iii) se considere que se está infringiendo la Ley o incumpliendo las políticas internas de la <text:span text:style-name="T1">FIDUCIARIA</text:span>; exonerándose a la <text:span text:style-name="T1">FIDUCIARIA</text:span><text:s/>de cualquier tipo de responsabilidad derivada de la no realización de la venta. <text:s/>Adicionalmente, en caso de que se comprobare la falsificación, falsedad o inexactitud de la documentación financiera, legal o de cualquier otra índole suministrada por <text:span text:style-name="T1">EL INTERESADO EN COMPRAR </text:span>con el fin de ocultar o simular el origen ilícito de los fondos, así como la omisión u ocultación de cualquier información relativa a su estado civil, situación financiera, cuyo conocimiento por parte de <text:span text:style-name="T1">LA FIDUCIARIA </text:span>y<text:span text:style-name="T1"><text:s/>LA CONSTRUCTORA </text:span>hubiera podido tener relevancia en la decisión de celebrar el presente contrato, dará derecho a <text:span text:style-name="T1">LA FIDUCIARIA</text:span><text:s/>y a <text:span text:style-name="T1">LA CONSTRUCTORA</text:span><text:s/>a declarar resuelto el presente contrato sin responsabilidad a su cargo y sin necesidad de cumplir formalidad judicial o extrajudicial de ningún tipo;</text:p>
        </text:list-item>
        <text:list-item>
          <text:p text:style-name="P9"><text:span text:style-name="T9">Q</text:span>ue la gestión de <text:span text:style-name="T1">LA FIDUCIARIA</text:span><text:s/>en su calidad de Sociedad Fiduciaria se asimila a la de un gestor profesional, por tanto, sus obligaciones son de medios y no de resultados; </text:p>
        </text:list-item>
        <text:list-item>
          <text:p text:style-name="P9">Que ha recibido información detallada y minuciosa, por representantes de <text:span text:style-name="T1">LA FIDUCIARIA</text:span><text:s/><text:span text:style-name="T9">y de </text:span><text:span text:style-name="T1">LA CONSTRUCTORA</text:span><text:s/>de todos y cada uno de los términos y condiciones que rigen este contrato;</text:p>
        </text:list-item>
        <text:list-item>
          <text:p text:style-name="P9">Que ha revisado todas y cada una de las cláusulas que componen este contrato, y que las cláusulas finales que figuran en este contrato, son las que han resultado del común acuerdo de <text:span text:style-name="T1">LAS PARTES</text:span>, tomando en consideración los intereses de <text:span text:style-name="T1">EL VENDEDOR </text:span>y de <text:span text:style-name="T1">EL INTERESADO EN COMPRAR</text:span>, por lo que ha encontrado satisfactorias las cláusulas contenidas en el mismo, en el expreso entendido de que, en caso de no haber estado de acuerdo con las mismas, no habría procedido a la suscripción del precitado contrato, por lo que ratifica que pacta el presente acto jurídico libre de los vicios del consentimiento (error, violencia y dolor);</text:p>
        </text:list-item>
        <text:list-item>
          <text:p text:style-name="P9">Que ha obtenido toda la información expresa, detallada y adecuada sobre la propiedad adquirida, con todas las especificaciones relativas a los costos y precios de las mismas, así como la naturaleza de la legislación especial mediante la cual está optando por la adquisición del inmueble (Ley Núm. 189-11 para el Desarrollo del Mercado Hipotecario y el Fideicomiso en la República Dominicana. G. O. _o. 10628 del 22 de julio de 2011);</text:p>
        </text:list-item>
        <text:list-item>
          <text:p text:style-name="P9">Que ha recibido un original de este contrato;</text:p>
        </text:list-item>
        <text:list-item>
          <text:p text:style-name="P9">Que le ha sido explicado, al momento de la suscripción de este contrato, que previo a la presentación de quejas, reclamaciones o denuncias por ante cualquier organismo o autoridad competente, deberá presentarlas ante <text:span text:style-name="T1">LA CONSTRUCTORA</text:span>;</text:p>
        </text:list-item>
        <text:list-item>
          <text:p text:style-name="P9">Que le ha sido explicado, al momento de la firma de este contrato, que tiene derecho a solicitar, en cualquier momento, información sobre el estado de cualquier reclamación que haya presentado, sin que para ello tenga que efectuar pago alguno;</text:p>
        </text:list-item>
        <text:list-item>
          <text:p text:style-name="P9">Que declara y reconoce que la interposición de un reclamo, queja o denuncia, ante<text:span text:style-name="T1"><text:s/>EL VENDEDOR, LA CONSTRUCTORA</text:span><text:s/>o por ante cualquier organismo o autoridad competente, no lo exime, en forma alguna, de cumplir en los plazos acordados con las obligaciones contenidas en este contrato, en especial, aunque no exclusivamente, de la obligación de pagar el principal, intereses y demás accesorios del presente contrato generados con anterioridad o posterioridad al reclamo, o cualquier otro cargo que haya contratado expresamente;</text:p>
        </text:list-item>
        <text:list-item>
          <text:p text:style-name="P17">Que las responsabilidades de <text:span text:style-name="T1">LAS PARTES</text:span><text:s/>que intervienen en el presente contrato han sido claramente establecidas y las mismas son asumidas en forma independiente por cada una de ellas, por lo que en caso de que <text:span text:style-name="T1">EL INTERESADO EN COMPRAR</text:span><text:s/>interponga una acción por cualquier incumplimiento, acuerda dirigir la misma contra la parte responsable del origen del mismo.</text:p>
        </text:list-item>
      </text:list>
      <text:p text:style-name="P18"/>
      <text:p text:style-name="P6"><text:span text:style-name="T5">PÁRRAFO II</text:span><text:span text:style-name="T1">: CESIÓN DE DERECHOS. EL INTERESADO EN COMPRAR</text:span><text:s/>no podrá ceder sus derechos bajo este Contrato, sin antes haber obtenido la autorización escrita de <text:span text:style-name="T1">LA CONSTRUCTORA</text:span><text:s/>O <text:span text:style-name="T1">EL FIDEICOMISO</text:span><text:s/>y adicionalmente deberá estar al día en todas sus obligaciones de pago. El potencial nuevo adquiriente deberá autorizar a <text:span text:style-name="T1">EL VENDEDOR</text:span>, a consultar al Buró de Crédito, para obtener información sobre su situación crediticia, conservar en sus archivos los reportes contentivos de dicha información y suministrar toda la información que resulte necesaria para confirmar el origen licito de los fondos utilizados para la adquisición en cumplimiento de las disposiciones de la Ley 155-17 sobre Lavado de Activos. En caso de no calificar, la venta no será aprobada por <text:span text:style-name="T1">LA CONSTRUCTORA</text:span><text:s/>y <text:span text:style-name="T1">EL VENDEDOR,</text:span><text:s/>lo que declara saber y reconoce aceptar <text:span text:style-name="T1">EL INTERESADO EN COMPRAR.</text:span></text:p>
      <text:p text:style-name="P6"/>
      <text:p text:style-name="P6"><text:span text:style-name="T8">ARTÍCULO NOVENO</text:span><text:span text:style-name="T6">: OBLIGACIONES DE EL </text:span><text:span text:style-name="T1">INTERESADO EN </text:span><text:span text:style-name="T6">COMPRAR. -</text:span></text:p>
      <text:p text:style-name="P6"/>
      <text:list text:style-name="L1">
        <text:list-item>
          <text:p text:style-name="P9"><text:span text:style-name="T1"/><text:span text:style-name="T6">EL </text:span><text:span text:style-name="T1">INTERESADO EN </text:span><text:span text:style-name="T6">COMPRAR </text:span><text:span text:style-name="T7">y sus causahabientes se comprometen a usar y disfrutar el Inmueble, conforme a la naturaleza habitacional y de vivienda presentada en los planos y proyectos que </text:span><text:span text:style-name="T6">LA CONSTRUCTORA </text:span><text:span text:style-name="T7">ha diseñado para maximizar el potencial del mismo, en el entendido que la presente constituye una cláusula esencial sin la cual </text:span><text:span text:style-name="T6">LAS PARTES</text:span><text:span text:style-name="T7"><text:s/>no hubieren contratado. En consecuencia, </text:span><text:span text:style-name="T6">EL </text:span><text:span text:style-name="T1">INTERESADO EN </text:span><text:span text:style-name="T6">COMPRAR</text:span><text:span text:style-name="T7"><text:s/>y sus causahabientes deberán usar y ocupar el inmueble con fin única y exclusivamente habitacional, y no podrán darle ningún otro uso, según la Declaración de Condominio.</text:span></text:p>
        </text:list-item>
        <text:list-item>
          <text:p text:style-name="P9"><text:span text:style-name="T1"/><text:span text:style-name="T6">EL</text:span><text:span text:style-name="T1"><text:s/>INTERESADO EN</text:span><text:span text:style-name="T6"><text:s/>COMPRAR</text:span><text:span text:style-name="T7"><text:s/>se compromete a pagar la cuota de mantenimiento, oportunamente en los plazos establecidos, conforme a la Declaración de Condominio.</text:span></text:p>
        </text:list-item>
        <text:list-item>
          <text:p text:style-name="P9"><text:span text:style-name="T1"/><text:span text:style-name="T6">EL </text:span><text:span text:style-name="T1">INTERESADO EN</text:span><text:span text:style-name="T6"><text:s/>COMPRAR</text:span><text:span text:style-name="T7"><text:s/>reconoce y acepta que hasta tanto no se haya instaurado el condominio y los directivos del mismo asuman la administración, </text:span><text:span text:style-name="T6">LA CONSTRUCTORA </text:span><text:span text:style-name="T7">podrá designar un administrador provisional del condominio, el cual podrá ser una persona física o jurídica que conforme su criterio reúna las condiciones para prestar dichos servicios. En virtud de lo anterior, </text:span><text:span text:style-name="T6">EL </text:span><text:span text:style-name="T1">INTERESADO EN</text:span><text:span text:style-name="T6"><text:s/>COMPRAR</text:span><text:span text:style-name="T7"><text:s/>autoriza expresamente a </text:span><text:span text:style-name="T1">EL VENDEDOR </text:span><text:span text:style-name="T7">a contratar una administración de condominios provisional y se compromete y obliga a realizar los pagos que le corresponda como parte alícuota por el pago de dichos servicios de administración y mantenimiento, hasta tanto se organice el condominio y la directiva del mismo designe la administración y las cuotas que correspondan pagar por concepto de mantenimiento;</text:span></text:p>
        </text:list-item>
        <text:list-item>
          <text:p text:style-name="P9"><text:span text:style-name="T7">En caso de optar por un financiamiento para la compra del inmueble, </text:span><text:span text:style-name="T6">EL </text:span><text:span text:style-name="T1">INTERESADO EN</text:span><text:span text:style-name="T6"><text:s/>COMPRAR</text:span><text:span text:style-name="T7"><text:s/>se obliga a:</text:span></text:p>
        </text:list-item>
      </text:list>
      <text:p text:style-name="P6"/>
      <text:list text:style-name="L1">
        <text:list-item>
          <text:p text:style-name="P9"><text:span text:style-name="T7">Solicitar y obtener de una entidad de intermediación financiera un préstamo hipotecario en un período nunca menor a noventa (90) días antes de la Fecha de entrega programada;</text:span></text:p>
        </text:list-item>
        <text:list-item>
          <text:p text:style-name="P9"><text:span text:style-name="T7">Suscribir todos los documentos que le requiera la entidad de intermediación financiera y el contrato de compraventa definitivo y préstamo hipotecario para completar el monto necesario para la compra del inmueble, tanto sea requerido para ello por </text:span><text:span text:style-name="T1">EL VENDEDOR </text:span><text:span text:style-name="T7">yo la entidad de intermediación financiera, en el tiempo estipulado;</text:span></text:p>
        </text:list-item>
        <text:list-item>
          <text:p text:style-name="P9"><text:span text:style-name="T7">En caso de que el préstamo hipotecario esté aprobado y los contratos elaborados por la entidad de intermediación financiera estén listos para la firma, se notificará por escrito por parte de la institución de intermediación financiera o </text:span><text:span text:style-name="T1">EL VENDEDOR </text:span><text:span text:style-name="T7">a </text:span><text:span text:style-name="T6">EL </text:span><text:span text:style-name="T1">INTERESADO EN</text:span><text:span text:style-name="T6"><text:s/>COMPRAR</text:span><text:span text:style-name="T7">, y si este no firma en un plazo de diez (10) días calendario, contados a partir de dicha notificación, </text:span><text:span text:style-name="T1">EL VENDEDOR </text:span><text:span text:style-name="T7">penalizará a </text:span><text:span text:style-name="T6">EL </text:span><text:span text:style-name="T1">INTERESADO EN</text:span><text:span text:style-name="T6"><text:s/>COMPRAR</text:span><text:span text:style-name="T7"><text:s/>con una suma equivalente al cero punto diez por ciento (0.10%) del monto adeudado por cada día de retraso, suma que deducirá </text:span><text:span text:style-name="T1">EL VENDEDOR </text:span><text:span text:style-name="T7">de los valores que haya pagado </text:span><text:span text:style-name="T6">EL </text:span><text:span text:style-name="T1">INTERESADO EN</text:span><text:span text:style-name="T6"><text:s/>COMPRAR, </text:span><text:span text:style-name="T7">hasta un máximo de quince (15) días calendario sin que </text:span><text:span text:style-name="T6">EL </text:span><text:span text:style-name="T1">INTERESADO EN</text:span><text:span text:style-name="T6"><text:s/>COMPRAR</text:span><text:span text:style-name="T7"><text:s/>firme los documentos del financiamiento, el presente contrato se considerará resuelto de pleno derecho, sin comprometer la responsabilidad de </text:span><text:span text:style-name="T1">EL VENDEDOR </text:span><text:span text:style-name="T7">y sin necesidad de intervención judicial o cumplimiento de formalidad alguna, siendo esta una condición resolutoria de conformidad con los términos del artículo 1183 y siguientes del Código Civil dominicano;</text:span></text:p>
        </text:list-item>
        <text:list-item>
          <text:p text:style-name="P9"><text:span text:style-name="T7">Consentir una hipoteca en primer rango sobre el Inmueble, a favor de la entidad de intermediación financiera que haya otorgado el financiamiento;</text:span></text:p>
        </text:list-item>
        <text:list-item>
          <text:p text:style-name="P9"><text:span text:style-name="T7">Cumplir con cualquier otro requisito que exija la entidad de intermediación financiera para el otorgamiento del préstamo hipotecario.</text:span></text:p>
        </text:list-item>
      </text:list>
      <text:p text:style-name="P6"/>
      <text:p text:style-name="P6"><text:span text:style-name="T8">ARTÍCULO DÉCIMO PRIMERO</text:span><text:span text:style-name="T1">:</text:span><text:s/><text:span text:style-name="T1">INCUMPLIMIENTO DE EL INTERESADO EN COMPRAR.</text:span><text:s/>- Se considera terminación anticipada del presente contrato por parte de <text:span text:style-name="T1">EL INTERESADO EN COMPRAR,</text:span><text:s/>el incumplimiento de las obligaciones de pagar o de hacer estipuladas en el mismo; o por manifestar la voluntad expresa de dar por terminada la presente negociación; o por causas que le impidan dar cumplimiento a dichas obligaciones tales como muerte, accidentes que lo incapaciten, juicios de divorcio o interdicción civil o condenas penales que lo inhabiliten. En forma automática y como consecuencia de este incumplimiento <text:span text:style-name="T1">EL VENDEDOR </text:span>y <text:span text:style-name="T1">EL FIDEICOMITENTE DESARROLLADOR</text:span><text:s/>sin requerimiento o notificación alguna podrán disponer de la unidad habitacional objeto de la presente opción. </text:p>
      <text:p text:style-name="P6"/>
      <text:p text:style-name="P6"><text:span text:style-name="T5">PÁRRAFO I</text:span><text:span text:style-name="T1">:</text:span><text:s/>En estos casos,<text:span text:style-name="T1"><text:s/>LA CONSTRUCTORA </text:span>y<text:span text:style-name="T1"><text:s/>EL VENDEDOR, </text:span>conforme instrucciones de<text:span text:style-name="T1"><text:s/>EL FIDEICOMITENTE DESARROLLADOR,</text:span><text:s/>se comprometen a devolver a <text:span text:style-name="T1">EL INTERESADO EN COMPRAR</text:span><text:s/>o a sus herederos o causahabientes, según el caso, las cantidades de dinero efectivamente recibidas. De las sumas de dinero recibidas será descontado por concepto de indemnización de daños y perjuicios a favor del <text:span text:style-name="T1">FIDEICOMISO </text:span>el VEINTE POR CIENTO (20%) del precio de venta pactado en el presente documento, más los impuestos a las transferencias bancarias, expedición, canje o depósito de cheques, o cualquier otro que grave la transferencia de los recursos. Adicionalmente, será descontado a favor de <text:span text:style-name="T1">LA</text:span><text:s/><text:span text:style-name="T1">FIDUCIARIA</text:span><text:s/>la suma de CINCO MIL PESOS DOMINICANOS 00100 (RD$5,000.00) como cargo por servicio prestado. Vale descargo a favor del <text:span text:style-name="T1">FIDEICOMISO</text:span>, <text:span text:style-name="T1">LA FIDUCIARIA</text:span><text:s/>y <text:span text:style-name="T1">EL FIDEICOMITENTE DESARROLLADOR</text:span><text:s/>el depósito a cuenta de los eventuales valores remanentes en la cuenta identificada por <text:span text:style-name="T1">EL</text:span><text:s/><text:span text:style-name="T1">INTERESADO EN COMPRAR</text:span>.</text:p>
      <text:p text:style-name="P6"/>
      <text:p text:style-name="P6"><text:span text:style-name="T5">PÁRRAFO II</text:span><text:span text:style-name="T1">: EL VENDEDOR,</text:span><text:s/>con la instrucción de <text:span text:style-name="T1">EL FIDEICOMITENTE DESARROLLADOR</text:span><text:s/>se compromete a devolver estas cantidades en un plazo no mayor de noventa (90) días hábiles contados desde la fecha en que se produzca la terminación anticipada por parte de <text:span text:style-name="T1">EL INTERESADO EN COMPRAR</text:span>. En el evento de que<text:span text:style-name="T1"><text:s/>EL INTERESADO EN COMPRAR </text:span>haya incumplido con las cláusulas y compromisos asumidos en el presente contrato, en especial, el incumplimiento de sus obligaciones de pago en las fechas pactadas,<text:span text:style-name="T1"><text:s/>EL INTERESADO EN COMPRAR </text:span>reconoce que <text:span text:style-name="T1">EL FIDEICOMITENTE DESARROLLADOR </text:span>podrá terminar unilateralmente el presente contrato sin intervención judicial y, con la simple autorización, instruir a <text:span text:style-name="T1">LA FIDUCIARIA </text:span>y esta proceder,<text:span text:style-name="T1"><text:s/></text:span>a la desvinculación y devolución de los recursos que puedan corresponder, si aplicare.</text:p>
      <text:p text:style-name="P6"/>
      <text:p text:style-name="P6"><text:span text:style-name="T5">PÁRRAFO III</text:span><text:span text:style-name="T1">: </text:span>Si terminada la obra y notificado <text:span text:style-name="T1">EL INTERESADO EN COMPRAR</text:span><text:s/>para que se produzca el otorgamiento del documento definitivo de compra venta o cierre de la negociación, y éste por causas imputables a él, tales como intención manifiesta de desistir el negocio, no tener el dinero para pagar el saldo deudor del precio de la vivienda, o no haber obtenido de alguna entidad financiera o banco el crédito para completar el saldo deudor del precio del inmueble, o habiendo obtenido el crédito bancario, no le fuere liquidado por el banco en su debida oportunidad, en fin, que no pudiere en forma alguna cumplir con su obligación de pagar la totalidad del precio de la vivienda y vencido el plazo para el cierre del negocio o firma definitiva del documento de compraventa,<text:span text:style-name="T1"><text:s/>EL FIDEICOMITENTE DESARROLLADOR </text:span>queda en libertad de solicitar a <text:span text:style-name="T1">EL VENDEDOR </text:span>la venta del inmueble del presente contrato a un tercero e instruir a <text:span text:style-name="T1">LA FIDUCIARIA</text:span><text:s/>para que proceda a devolver a <text:span text:style-name="T1">EL INTERESADO EN COMPRAR </text:span>las cantidades en dinero efectivamente recibidas menos una cantidad equivalente al <text:span text:style-name="T1">VEINTE POR CIENTO (20%)</text:span><text:s/>del precio de venta de la unidad objeto de este contrato por concepto de indemnización de daños y perjuicios a favor del <text:span text:style-name="T1">FIDEICOMISO</text:span>, más los impuestos a las transferencias bancarias, expedición, canje o depósito de cheques, o cualquier otro que grave la transferencia de los recursos. Adicionalmente, será descontado a favor de la <text:span text:style-name="T1">FIDUCIARIA </text:span>la suma de CINCO MIL PESOS DOMINICANOS 00100 (RD$5,000.00) como cargo por servicio prestado. Vale descargo a favor del <text:span text:style-name="T1">FIDEICOMISO</text:span>, <text:span text:style-name="T1">LA FIDUCIARIA</text:span><text:s/>y <text:span text:style-name="T1">EL FIDEICOMITENTE DESARROLLADOR</text:span><text:s/>el depósito a cuenta de los eventuales valores remanentes en la cuenta identificada por <text:span text:style-name="T1">EL</text:span><text:s/><text:span text:style-name="T1">INTERESADO EN COMPRAR</text:span>.</text:p>
      <text:p text:style-name="P6"/>
      <text:p text:style-name="P6"><text:span text:style-name="T5">PÁRRAFO IV</text:span><text:span text:style-name="T1">: LAS PARTES</text:span><text:s/>podrían acordar una prórroga o extensión del plazo para otorgar el referido documento. Dicho plazo sería de Treinta (30) días calendario, siempre y cuando <text:span text:style-name="T1">EL INTERESADO EN COMPRAR</text:span><text:s/>reconozca y efectivamente pague una indemnización por demora u otorgamiento tardío del documento de compra venta definitivo equivalente al <text:span text:style-name="T1">TRES POR CIENTO (3%) </text:span>mensual sobre el saldo del precio no pagado y hasta que efectivamente se otorgue dicho documento.</text:p>
      <text:p text:style-name="P6"/>
      <text:p text:style-name="P6"><text:span text:style-name="T5">PÁRRAFO V</text:span><text:span text:style-name="T1">:</text:span><text:s/>En cualquiera de los casos indicados precedentemente y por incumplimiento de <text:span text:style-name="T1">EL INTERESADO EN COMPRAR</text:span>, <text:span text:style-name="T1">EL VENDEDOR </text:span>a requerimiento del <text:span text:style-name="T1">FIDEICOMITENTE DESARROLLADOR </text:span>podrá suscribir con terceros contratos de opción de compra venta, promesas de compraventa, venta definitiva del inmueble objeto de este contrato y así lo autoriza expresamente <text:span text:style-name="T1">EL INTERESADO EN COMPRAR </text:span>con la firma de este documento.</text:p>
      <text:p text:style-name="P6"/>
      <text:p text:style-name="P6"><text:span text:style-name="T8">ARTÍCULO DÉCIMO SEGUNDO</text:span><text:span text:style-name="T6">: </text:span><text:span text:style-name="T1">INCUMPLIMIENTO DE LA CONSTRUCTORA.</text:span><text:s/>- En caso de incumplimiento de <text:span text:style-name="T1">LA</text:span><text:s/><text:span text:style-name="T1">CONSTRUCTORA,</text:span><text:s/>debidamente demostrado, de alguna de las obligaciones establecidas en el presente documento y que no sea subsanado por éste en un plazo de noventa (90) días calendario, luego de notificado por <text:span text:style-name="T1">EL INTERESADO EN COMPRAR</text:span>, por escrito, de conformidad con lo establecido en el presente contrato, éste podrá solicitar a <text:span text:style-name="T1">LA CONSTRUCTORA</text:span><text:s/>el reintegro de la totalidad de las sumas pagadas por concepto de aportes al precio de compra, más una penalidad que no excederá del TRES POR CIENTO (3%) anual y el tiempo transcurrido desde la fecha de cada pago hasta el incumplimiento debidamente comprobado. Al recibir este pago, <text:span text:style-name="T1">EL INTERESADO EN COMPRAR </text:span>renuncia a ejercer acción legal alguna en contra de <text:span text:style-name="T1">LA FIDUCIARIA, EL FIDEICOMISO</text:span><text:s/>y <text:span text:style-name="T1">LA CONSTRUCTORA.</text:span></text:p>
      <text:p text:style-name="P6"/>
      <text:p text:style-name="P6"><text:span text:style-name="T5">ARTÍCULO DÉCIMO TERCERO</text:span><text:span text:style-name="T1">: ACUERDO COMPLETO - MODIFICACIONES.</text:span><text:s/>Las partes reconocen que el presente Contrato, sus documentos y anexos, constituyen el acuerdo completo entre ellas pactado. Este contrato y sus anexos sólo podrán ser modificados mediante acuerdo escrito de las partes.</text:p>
      <text:p text:style-name="P6"/>
      <text:p text:style-name="P6"><text:span text:style-name="T5">ARTÍCULO DÉCIMO CUARTO</text:span><text:span text:style-name="T1">: ELECCIÓN DE DOMICILIO</text:span>. Para la ejecución del presente contrato, <text:span text:style-name="T1">LAS PARTES</text:span><text:s/>hacen elección de domicilio en los lugares indicados al inicio del presente acto. <text:s/></text:p>
      <text:p text:style-name="P6"/>
      <text:p text:style-name="P6"><text:span text:style-name="T5">ARTÍCULO DÉCIMO QUINTO</text:span><text:span text:style-name="T1">: NOTIFICACIONES.</text:span><text:s/>Todas las notificaciones, solicitudes y aprobaciones que se relacionen con este contrato, para surtir efectos entre Las Partes, deberán ser: (i) por escrito; (ii) dirigida a la parte correspondiente a la dirección y a los representantes que se indican más abajo, donde Las Partes eligen formalmente sus domicilios, a menos que sea dada notificación por escrito de un cambio en la dirección, notificación que deberá cumplir con las disposiciones de este literal; y, (iii) consideradas como recibidas cuando se disponga de un documento de recepción del representante indicado, acuse de correo electrónico o por aplicación de mensajería electrónica, una <text:s/>notificación vía acto de alguacil o comprobante de entrega de un <text:span text:style-name="T4">courier</text:span><text:s/>internacional, con acuse de recibo.</text:p>
      <text:p text:style-name="P6"/>
      <text:p text:style-name="P6"><text:span text:style-name="T5">PÁRRAFO</text:span><text:span text:style-name="T1">: LAS PARTES</text:span><text:s/>validan que la vía de comunicación básica será el correo electrónico o cualquier otra aplicación tecnológica que permita verificación de la transmisión del mensaje conforme los datos que se aportan en la parte inicial de este documento.</text:p>
      <text:p text:style-name="P6"/>
      <text:p text:style-name="P6"><text:span text:style-name="T5">ARTÍCULO DÉCIMO SEXTO</text:span><text:span text:style-name="T1">:</text:span><text:s/><text:span text:style-name="T1">CAMBIO DE DOMICILIO – DATOS.</text:span><text:s/>- Cualquier cambio de domicilio, teléfono o persona contacto, correo electrónico, número de cuenta bancaria, deberá ser notificado por escrito por la parte que experimente tal cambio a la otra parte de forma inmediata. En caso de que <text:span text:style-name="T1">EL INTERESADO EN COMPRAR </text:span>no notifique el cambio por escrito, dará como buena y válidas las notificaciones realizadas al domicilio que consta en el presente documento.</text:p>
      <text:p text:style-name="P6"/>
      <text:p text:style-name="P6"><text:span text:style-name="T5">ARTÍCULO DÉCIMO SÉPTIMO</text:span><text:span text:style-name="T1">: NOTIFICACIÓN DE OPERACIONES. - LAS PARTES</text:span><text:s/>declaran expresamente que cumplen y aplican las recomendaciones nacionales e internacionales relacionadas con la prevención y el control del lavado de activos y financiación del terrorismo, contando con políticas y procedimientos internos para prevenir, detectar transacciones que pudieran estar relacionadas con dichos delitos y su reporte adecuado a las autoridades correspondientes. Para la ejecución del presente contrato, las partes hacen elección de domicilio en sus respectivas direcciones señaladas en cabeza de este contrato.</text:p>
      <text:p text:style-name="P6"/>
      <text:p text:style-name="P6"><text:span text:style-name="T5">ARTÍCULO DÉCIMO OCTAVO</text:span><text:span text:style-name="T1">: PREVENCIÓN DE LAVADO DE ACTIVOS Y FINANCIAMIENTO DEL TERRORISMO.- LAS PARTES</text:span><text:s/>declaran expresamente que cumplen y aplican las recomendaciones nacionales e internacionales relacionadas con la prevención y el control del lavado de activos y financiación del terrorismo, contando con políticas y procedimientos internos para prevenir, detectar transacciones que pudieran estar relacionadas con dichos delitos y su reporte adecuado a las autoridades correspondientes.</text:p>
      <text:p text:style-name="P6"/>
      <text:p text:style-name="P6"><text:span text:style-name="T5">ARTÍCULO DÉCIMO NOVENO</text:span><text:span text:style-name="T1">: DERECHO COMÚN. -</text:span><text:s/><text:span text:style-name="T1">LAS PARTES</text:span><text:s/>reconocen que el presente Contrato es la ley entre <text:span text:style-name="T1">LAS PARTES</text:span><text:s/>y se regirá por las leyes vigentes en la República Dominicana. Para todo aquello no contemplado en el presente documento, <text:span text:style-name="T1">LAS PARTES</text:span><text:s/>acuerdan referirse al derecho común, teniendo como orden de prelación la Ley 189-11, el Acuerdo de Constitución del Fideicomiso, los contratos formalizados, el régimen de condominio que habrá de constituirse y el Código Civil Dominicano.</text:p>
      <text:p text:style-name="P6"/>
      <text:p text:style-name="P6"><text:span text:style-name="T1">HECHO, LEÍDO Y FIRMADO</text:span>, en tres (3) originales, uno para cada una de las partes, en la ciudad de Santo Domingo, Distrito Nacional, capital de la República Dominicana, a los __________ (___) días mes de ________ del año dos mil ________ (20____).</text:p>
      <text:p text:style-name="P4"/>
      <text:p text:style-name="P3">POR <text:span text:style-name="T1">EL VENDEDOR</text:span>:</text:p>
      <text:p text:style-name="P4"/>
      <text:p text:style-name="P3">______________________________</text:p>
      <text:p text:style-name="P19"><text:span text:style-name="T1">CÉSAR AUGUSTO PÁEZ MENDOZA</text:span></text:p>
      <text:p text:style-name="P20">En calidad de Gerente General de<text:span text:style-name="T1"><text:s/>FIDUCIARIA LA NACIONAL, S.A</text:span>., quien a su vez actúa en calidad de administradora y vocera del<text:span text:style-name="T1"><text:s/></text:span><text:span text:style-name="T3">FIDEICOMISO INMOBILIARIO Y DE GARANTÍA ZENTRO BY CIVILTEC</text:span></text:p>
      <text:p text:style-name="P21"/>
      <text:p text:style-name="P3">POR <text:span text:style-name="T1">LA CONSTRUCTORA:</text:span></text:p>
      <text:p text:style-name="P3"/>
      <text:p text:style-name="P19">_______________________________</text:p>
      <text:p text:style-name="P3"><text:span text:style-name="T1">PEDRO RENÉ ANTONIO COLUMNA NÚÑEZ</text:span></text:p>
      <text:p text:style-name="P3">Gerente de <text:span text:style-name="T1">CONSTRUCTORA CIVILTEC, S.R.L.</text:span></text:p>
      <text:p text:style-name="P22"/>
      <text:p text:style-name="P22">POR <text:span text:style-name="T1">EL INTERESADO EN COMPRAR</text:span>:</text:p>
      <text:p text:style-name="P3"/>
      <text:p text:style-name="P19">_______________________________</text:p>
      <text:p text:style-name="P19">[Insertar nombre completo]</text:p>
      <text:p text:style-name="P13"/>
      <text:p text:style-name="P6">Yo, ____________________________________, Notario Público de los del número del Distrito Nacional, Matrícula Núm. __________, CERTIFICO Y DOY FE: Que por ante mi han comparecido personalmente los señores: <text:span text:style-name="T1">CÉSAR AUGUSTO PÁEZ MENDOZA</text:span>, <text:span text:style-name="T1">PEDRO RENÉ ANTONIO COLUMNA NÚÑEZ</text:span><text:s/>y __________________________, personas cuyas generales y calidades constan, a quienes doy fe conocer y bajo la fe del juramento me han declarado que las firmas que han estampado en mi presencia en el documento que antecede son las mismas que ellos acostumbran a usar en todos sus actos, motivo por el cual se le confiere carácter de autenticidad. En la ciudad de Santo Domingo, Distrito Nacional, capital de la República Dominicana, a los __________ (___) días mes de ________ del año dos mil ________ (20____).</text:p>
      <text:p text:style-name="P6"/>
      <text:p text:style-name="P3">______________________________</text:p>
      <text:p text:style-name="P3"><text:span text:style-name="T1">NOTARIO PÚBLICO</text:span></text:p>
      <text:p text:style-name="P23"><text:a xlink:type="simple" xlink:href="py3o:///with">/with</text:a></text:p>
      <text:p text:style-name="P23"><text:a xlink:type="simple" xlink:href="py3o:///with">/with</text:a></text:p>
      <text:p text:style-name="P23"><text:a xlink:type="simple" xlink:href="py3o:///for">/f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487.6</meta:generator>
  </office:meta>
</office:document-meta>
</file>